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style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34cm" fo:min-width="2.884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96cm" fo:min-width="2.522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716cm" fo:min-width="1.274cm"/>
    </style:style>
    <style:style style:name="gr7" style:family="graphic" style:parent-style-name="standard">
      <style:graphic-properties draw:textarea-horizontal-align="justify" draw:textarea-vertical-align="middle" draw:auto-grow-height="false" fo:min-height="1cm" fo:min-width="1.2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draw:textarea-horizontal-align="justify" draw:textarea-vertical-align="middle" draw:auto-grow-height="false" fo:min-height="1.23cm" fo:min-width="3.09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0.51cm"/>
    </style:style>
    <style:style style:name="gr15" style:family="graphic" style:parent-style-name="standard">
      <style:graphic-properties draw:stroke="none" svg:stroke-color="#000000" draw:fill="none" draw:fill-color="#ffffff" fo:min-height="0.67cm"/>
    </style:style>
    <style:style style:name="gr16" style:family="graphic" style:parent-style-name="standard">
      <style:graphic-properties draw:stroke="none" svg:stroke-color="#000000" draw:fill="none" draw:fill-color="#ffffff" fo:min-height="0.516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0.44cm"/>
    </style:style>
    <style:style style:name="gr19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4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1.16cm"/>
    </style:style>
    <style:style style:name="gr24" style:family="graphic" style:parent-style-name="standard">
      <style:graphic-properties draw:stroke="none" svg:stroke-color="#000000" draw:fill="none" draw:fill-color="#ffffff" fo:min-height="1.3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0.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6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.4cm"/>
    </style:style>
    <style:style style:name="gr28" style:family="graphic" style:parent-style-name="standard">
      <style:graphic-properties draw:stroke="none" svg:stroke-color="#000000" draw:fill="none" draw:fill-color="#ffffff" fo:min-height="0.48cm"/>
    </style:style>
    <style:style style:name="gr29" style:family="graphic" style:parent-style-name="standard">
      <style:graphic-properties draw:textarea-horizontal-align="justify" draw:textarea-vertical-align="middle" draw:auto-grow-height="false" fo:min-height="0.716cm" fo:min-width="1.274cm"/>
    </style:style>
    <style:style style:name="gr30" style:family="graphic" style:parent-style-name="objectwithoutfill">
      <style:graphic-properties svg:stroke-width="0.06cm" draw:marker-start-width="0.29cm" draw:marker-end-width="0.29cm" draw:fill="none" draw:textarea-vertical-align="middle" fo:padding-top="0.01cm" fo:padding-bottom="0.01cm" fo:padding-left="0.01cm" fo:padding-right="0.01cm"/>
    </style:style>
    <style:style style:name="gr31" style:family="graphic" style:parent-style-name="objectwithoutfill">
      <style:graphic-properties svg:stroke-width="0.06cm" draw:marker-start-width="0.29cm" draw:marker-end="Arrow" draw:marker-end-width="0.39cm" draw:fill="none" draw:textarea-vertical-align="middle" fo:padding-top="0.01cm" fo:padding-bottom="0.01cm" fo:padding-left="0.01cm" fo:padding-right="0.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07cm"/>
    </style:style>
    <style:style style:name="gr35" style:family="graphic" style:parent-style-name="standard">
      <style:graphic-properties draw:stroke="none" svg:stroke-color="#000000" draw:fill="none" draw:fill-color="#ffffff" fo:min-height="0.76cm"/>
    </style:style>
    <style:style style:name="gr36" style:family="graphic" style:parent-style-name="standard">
      <style:graphic-properties draw:stroke="none" svg:stroke-color="#000000" draw:fill="none" draw:fill-color="#ffffff" fo:min-height="0.56cm"/>
    </style:style>
    <style:style style:name="gr37" style:family="graphic" style:parent-style-name="standard">
      <style:graphic-properties draw:stroke="none" svg:stroke-color="#000000" draw:fill="none" draw:fill-color="#ffffff" fo:min-height="0.6cm"/>
    </style:style>
    <style:style style:name="gr38" style:family="graphic" style:parent-style-name="standard">
      <style:graphic-properties draw:stroke="none" svg:stroke-color="#000000" draw:fill="none" draw:fill-color="#ffffff" fo:min-height="0.632cm"/>
    </style:style>
    <style:style style:name="gr39" style:family="graphic" style:parent-style-name="standard">
      <style:graphic-properties draw:stroke="none" svg:stroke-color="#000000" draw:fill="none" draw:fill-color="#ffffff" fo:min-height="0.592cm"/>
    </style:style>
    <style:style style:name="gr40" style:family="graphic" style:parent-style-name="standard">
      <style:graphic-properties draw:stroke="none" svg:stroke-color="#000000" draw:fill="none" draw:fill-color="#ffffff" fo:min-height="0.64cm"/>
    </style:style>
    <style:style style:name="gr41" style:family="graphic" style:parent-style-name="standard">
      <style:graphic-properties draw:stroke="none" svg:stroke-color="#000000" draw:fill="none" draw:fill-color="#ffffff" fo:min-height="0.8cm"/>
    </style:style>
    <style:style style:name="gr42" style:family="graphic" style:parent-style-name="standard">
      <style:graphic-properties draw:stroke="none" svg:stroke-color="#000000" draw:fill="none" draw:fill-color="#ffffff" fo:min-height="0.792cm"/>
    </style:style>
    <style:style style:name="gr43" style:family="graphic" style:parent-style-name="standard">
      <style:graphic-properties draw:stroke="none" svg:stroke-color="#000000" draw:fill="none" draw:fill-color="#ffffff" fo:min-height="0.68cm"/>
    </style:style>
    <style:style style:name="gr44" style:family="graphic" style:parent-style-name="standard">
      <style:graphic-properties draw:stroke="none" draw:fill="none" fo:min-height="0.557cm"/>
    </style:style>
    <style:style style:name="gr4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025cm" fo:padding-bottom="0.025cm" fo:padding-left="0.025cm" fo:padding-right="0.025cm"/>
    </style:style>
    <style:style style:name="gr46" style:family="graphic" style:parent-style-name="objectwithoutfill">
      <style:graphic-properties svg:stroke-width="0.05cm" draw:marker-start-width="0.275cm" draw:marker-end-width="0.275cm" draw:fill="none" draw:textarea-vertical-align="middle" fo:padding-top="0.025cm" fo:padding-bottom="0.025cm" fo:padding-left="0.025cm" fo:padding-right="0.0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1.3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1.25cm" fo:min-width="3.1cm"/>
    </style:style>
    <style:style style:name="gr50" style:family="graphic" style:parent-style-name="standard">
      <style:graphic-properties draw:stroke="none" svg:stroke-color="#000000" draw:fill="none" draw:fill-color="#ffffff" fo:min-height="0.88cm"/>
    </style:style>
    <style:style style:name="gr51" style:family="graphic" style:parent-style-name="standard">
      <style:graphic-properties draw:stroke="none" svg:stroke-color="#000000" draw:fill="none" draw:fill-color="#ffffff" fo:min-height="0.52cm"/>
    </style:style>
    <style:style style:name="gr52" style:family="graphic" style:parent-style-name="standard">
      <style:graphic-properties draw:stroke="none" svg:stroke-color="#000000" draw:fill="none" draw:fill-color="#ffffff" fo:min-height="0.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/>
      <style:text-properties fo:font-size="6pt" fo:font-weight="bold" style:font-size-asian="6pt" style:font-weight-asian="bold" style:font-size-complex="6pt" style:font-weight-complex="bold"/>
    </style:style>
    <style:style style:name="P10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2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13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margin-left="0cm" fo:margin-right="0cm" fo:text-align="center" fo:text-indent="0cm"/>
      <style:text-properties fo:font-size="18pt"/>
    </style:style>
    <style:style style:name="P17" style:family="paragraph">
      <style:paragraph-properties fo:margin-left="0cm" fo:margin-right="0cm" fo:text-align="center" fo:text-indent="0cm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margin-left="0cm" fo:margin-right="0cm" fo:text-align="center" fo:text-indent="0cm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style:paragraph-properties fo:margin-left="0cm" fo:margin-right="0cm" fo:text-align="center" fo:text-indent="0cm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style:text-properties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text-properties fo:font-size="18pt" fo:font-weight="bold" style:font-weight-asian="bold" style:font-weight-complex="bold"/>
    </style:style>
    <style:style style:name="P26" style:family="paragraph">
      <style:paragraph-properties fo:text-align="center"/>
      <style:text-properties fo:font-size="14pt"/>
    </style:style>
    <style:style style:name="P27" style:family="paragraph">
      <style:paragraph-properties fo:margin-left="0cm" fo:margin-right="0cm" fo:text-align="center" fo:text-indent="0cm"/>
      <style:text-properties fo:font-size="14pt"/>
    </style:style>
    <style:style style:name="P28" style:family="paragraph">
      <style:text-properties fo:font-size="14pt"/>
    </style:style>
    <style:style style:name="P29" style:family="paragraph">
      <style:paragraph-properties fo:margin-left="0cm" fo:margin-right="0cm" fo:text-align="center" fo:text-indent="0cm"/>
      <style:text-properties fo:font-size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9pt" fo:font-weight="normal" style:font-size-asian="9pt" style:font-weight-asian="normal" style:font-size-complex="9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8pt"/>
    </style:style>
    <style:style style:name="T18" style:family="text"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19" style:family="text">
      <style:text-properties fo:font-size="6pt" style:text-underline-style="none" fo:font-weight="bold" style:font-size-asian="6pt" style:font-weight-asian="bold" style:font-size-complex="6pt" style:font-weight-complex="bold"/>
    </style:style>
    <style:style style:name="T20" style:family="text">
      <style:text-properties fo:font-size="7pt" fo:font-weight="bold" style:font-size-asian="7pt" style:font-weight-asian="bold" style:font-size-complex="7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604cm" svg:height="1.44cm" svg:x="2.308cm" svg:y="2.104cm">
          <text:p text:style-name="P1"><text:span text:style-name="T1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6cm" svg:height="1.5cm" svg:x="2.312cm" svg:y="4.398cm">
          <text:p text:style-name="P2"><text:span text:style-name="T1">Объявление </text:span></text:p>
          <text:p text:style-name="P2"><text:span text:style-name="T1">переменных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72cm" svg:y1="3.584cm" svg:x2="4.072cm" svg:y2="4.358cm">
          <text:p/>
        </draw:line>
        <draw:custom-shape draw:style-name="gr4" draw:text-style-name="P2" draw:layer="layout" svg:width="3.72cm" svg:height="1.48cm" svg:x="2.152cm" svg:y="6.784cm">
          <text:p text:style-name="P4"><text:span text:style-name="T1"><text:s/></text:span><text:span text:style-name="T1">Ввод </text:span></text:p>
          <text:p text:style-name="P4"><text:span text:style-name="T1">данных: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4.068cm" svg:y1="5.904cm" svg:x2="4.072cm" svg:y2="6.798cm">
          <text:p/>
        </draw:line>
        <draw:custom-shape draw:style-name="gr2" draw:text-style-name="P3" draw:layer="layout" svg:width="3.6cm" svg:height="1.5cm" svg:x="2.272cm" svg:y="23.544cm">
          <text:p text:style-name="P2"><text:span text:style-name="T1">Вычисление</text:span></text:p>
          <text:p text:style-name="P2"><text:span text:style-name="T1"><text:s/></text:span><text:span text:style-name="T1">Аргумента x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72cm" svg:y1="10.604cm" svg:x2="4.072cm" svg:y2="11.504cm">
          <text:p/>
        </draw:line>
        <draw:g>
          <draw:custom-shape draw:style-name="gr2" draw:text-style-name="P5" draw:layer="layout" svg:width="3.6cm" svg:height="1.5cm" svg:x="2.272cm" svg:y="11.544cm">
            <text:p text:style-name="P2"><text:span text:style-name="T2">Создание</text:span></text:p>
            <text:p text:style-name="P2"><text:span text:style-name="T2"><text:s/></text:span><text:span text:style-name="T2">пустого файла</text:span></text:p>
            <text:p text:style-name="P2"><text:span text:style-name="T3">(системная комманда)</text:span></text:p>
            <text:p text:style-name="P2"><text:span text:style-name="T3">touch /home/andrey/log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.672cm" svg:y1="11.544cm" svg:x2="2.672cm" svg:y2="13.044cm">
            <text:p/>
          </draw:line>
          <draw:line draw:style-name="gr5" draw:text-style-name="P2" draw:layer="layout" svg:x1="5.472cm" svg:y1="11.544cm" svg:x2="5.472cm" svg:y2="13.044cm">
            <text:p/>
          </draw:line>
        </draw:g>
        <draw:line draw:style-name="gr3" draw:text-style-name="P2" draw:layer="layout" svg:x1="4.072cm" svg:y1="13.044cm" svg:x2="4.072cm" svg:y2="13.884cm">
          <text:p/>
        </draw:line>
        <draw:g>
          <draw:custom-shape draw:style-name="gr2" draw:text-style-name="P6" draw:layer="layout" svg:width="3.6cm" svg:height="1.5cm" svg:x="2.272cm" svg:y="13.884cm">
            <text:p text:style-name="P2"><text:span text:style-name="T4">Ассоциация </text:span></text:p>
            <text:p text:style-name="P2"><text:span text:style-name="T4">Файловой</text:span></text:p>
            <text:p text:style-name="P2"><text:span text:style-name="T4"><text:s/></text:span><text:span text:style-name="T4">переменной с</text:span></text:p>
            <text:p text:style-name="P2"><text:span text:style-name="T4"><text:s/></text:span><text:span text:style-name="T4">файлом.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.672cm" svg:y1="13.884cm" svg:x2="2.672cm" svg:y2="15.384cm">
            <text:p/>
          </draw:line>
          <draw:line draw:style-name="gr5" draw:text-style-name="P2" draw:layer="layout" svg:x1="5.472cm" svg:y1="13.884cm" svg:x2="5.472cm" svg:y2="15.384cm">
            <text:p/>
          </draw:line>
        </draw:g>
        <draw:g>
          <draw:custom-shape draw:style-name="gr2" draw:text-style-name="P6" draw:layer="layout" svg:width="3.6cm" svg:height="1.5cm" svg:x="2.27cm" svg:y="16.302cm">
            <text:p text:style-name="P2"><text:span text:style-name="T4">Сброс</text:span></text:p>
            <text:p text:style-name="P2"><text:span text:style-name="T4"><text:s/></text:span><text:span text:style-name="T4">содержимого,</text:span></text:p>
            <text:p text:style-name="P2"><text:span text:style-name="T4"><text:s/></text:span><text:span text:style-name="T4">Открытие</text:span></text:p>
            <text:p text:style-name="P2"><text:span text:style-name="T4"><text:s/></text:span><text:span text:style-name="T4">для перезаписи.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.67cm" svg:y1="16.302cm" svg:x2="2.67cm" svg:y2="17.802cm">
            <text:p/>
          </draw:line>
          <draw:line draw:style-name="gr5" draw:text-style-name="P2" draw:layer="layout" svg:x1="5.47cm" svg:y1="16.302cm" svg:x2="5.47cm" svg:y2="17.802cm">
            <text:p/>
          </draw:line>
        </draw:g>
        <draw:line draw:style-name="gr3" draw:text-style-name="P2" draw:layer="layout" svg:x1="4.072cm" svg:y1="15.404cm" svg:x2="4.072cm" svg:y2="16.324cm">
          <text:p/>
        </draw:line>
        <draw:custom-shape draw:style-name="gr2" draw:text-style-name="P7" draw:layer="layout" svg:width="3.6cm" svg:height="1.5cm" svg:x="2.272cm" svg:y="18.684cm">
          <text:p text:style-name="P2"><text:span text:style-name="T5">Вывод в</text:span></text:p>
          <text:p text:style-name="P2"><text:span text:style-name="T5"><text:s/></text:span><text:span text:style-name="T5">файл шапки</text:span></text:p>
          <text:p text:style-name="P2"><text:span text:style-name="T6">Таблицы</text:span></text:p>
          <text:p text:style-name="P2"><text:span text:style-name="T6">| X= | Y= |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72cm" svg:y1="17.804cm" svg:x2="4.072cm" svg:y2="18.704cm">
          <text:p/>
        </draw:line>
        <draw:custom-shape draw:style-name="gr6" draw:text-style-name="P2" draw:layer="layout" svg:width="3.66cm" svg:height="1.534cm" svg:x="2.272cm" svg:y="21.13cm">
          <text:p text:style-name="P2">j&lt;m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2" draw:layer="layout" svg:x1="4.072cm" svg:y1="20.204cm" svg:x2="4.072cm" svg:y2="21.104cm">
          <text:p/>
        </draw:line>
        <draw:line draw:style-name="gr3" draw:text-style-name="P2" draw:layer="layout" svg:x1="4.072cm" svg:y1="22.644cm" svg:x2="4.092cm" svg:y2="23.524cm">
          <text:p/>
        </draw:line>
        <draw:custom-shape draw:style-name="gr7" draw:text-style-name="P2" draw:layer="layout" svg:width="3.5cm" svg:height="2.5cm" svg:x="11.28cm" svg:y="2.864cm">
          <text:p text:style-name="P2">x&l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8.066cm" svg:y1="1.694cm" svg:x2="13.068cm" svg:y2="1.704cm">
          <text:p/>
        </draw:line>
        <draw:line draw:style-name="gr3" draw:text-style-name="P2" draw:layer="layout" svg:x1="13.068cm" svg:y1="1.704cm" svg:x2="13.028cm" svg:y2="2.864cm">
          <text:p/>
        </draw:line>
        <draw:line draw:style-name="gr8" draw:text-style-name="P2" draw:layer="layout" svg:x1="4.072cm" svg:y1="25.504cm" svg:x2="8.052cm" svg:y2="25.504cm">
          <text:p/>
        </draw:line>
        <draw:line draw:style-name="gr8" draw:text-style-name="P2" draw:layer="layout" svg:x1="8.068cm" svg:y1="25.464cm" svg:x2="8.028cm" svg:y2="1.664cm">
          <text:p/>
        </draw:line>
        <draw:custom-shape draw:style-name="gr7" draw:text-style-name="P2" draw:layer="layout" svg:width="3.66cm" svg:height="2.5cm" svg:x="16.528cm" svg:y="5.164cm">
          <text:p text:style-name="P2">x&gt;=0.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1.298cm" svg:y1="4.104cm" svg:x2="8.628cm" svg:y2="4.064cm">
          <text:p/>
        </draw:line>
        <draw:line draw:style-name="gr8" draw:text-style-name="P2" draw:layer="layout" svg:x1="18.308cm" svg:y1="4.104cm" svg:x2="14.788cm" svg:y2="4.104cm">
          <text:p/>
        </draw:line>
        <draw:frame draw:style-name="gr9" draw:text-style-name="P8" draw:layer="layout" svg:width="1.39cm" svg:height="0.556cm" svg:x="10.148cm" svg:y="3.244cm">
          <draw:text-box>
            <text:p><text:span text:style-name="T1">да</text:span></text:p>
          </draw:text-box>
        </draw:frame>
        <draw:frame draw:style-name="gr9" draw:text-style-name="P8" draw:layer="layout" svg:width="1.39cm" svg:height="0.556cm" svg:x="14.668cm" svg:y="3.224cm">
          <draw:text-box>
            <text:p><text:span text:style-name="T1">нет</text:span></text:p>
          </draw:text-box>
        </draw:frame>
        <draw:line draw:style-name="gr8" draw:text-style-name="P2" draw:layer="layout" svg:x1="8.628cm" svg:y1="4.044cm" svg:x2="8.646cm" svg:y2="6.024cm">
          <text:p/>
        </draw:line>
        <draw:line draw:style-name="gr8" draw:text-style-name="P2" draw:layer="layout" svg:x1="8.656cm" svg:y1="6.064cm" svg:x2="9.976cm" svg:y2="6.064cm">
          <text:p/>
        </draw:line>
        <draw:line draw:style-name="gr8" draw:text-style-name="P2" draw:layer="layout" svg:x1="18.348cm" svg:y1="4.064cm" svg:x2="18.336cm" svg:y2="5.224cm">
          <text:p/>
        </draw:line>
        <draw:line draw:style-name="gr3" draw:text-style-name="P2" draw:layer="layout" svg:x1="9.976cm" svg:y1="6.064cm" svg:x2="9.976cm" svg:y2="7.224cm">
          <text:p/>
        </draw:line>
        <draw:custom-shape draw:style-name="gr2" draw:text-style-name="P9" draw:layer="layout" svg:width="3.6cm" svg:height="1.5cm" svg:x="8.148cm" svg:y="7.224cm">
          <text:p text:style-name="P2"><text:span text:style-name="T7">Ветвь 1-я.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936cm" svg:y1="8.744cm" svg:x2="9.966cm" svg:y2="10.344cm">
          <text:p/>
        </draw:line>
        <draw:frame draw:style-name="gr9" draw:text-style-name="P8" draw:layer="layout" svg:width="1.16cm" svg:height="0.556cm" svg:x="18.136cm" svg:y="7.584cm">
          <draw:text-box>
            <text:p><text:span text:style-name="T1">да</text:span></text:p>
          </draw:text-box>
        </draw:frame>
        <draw:line draw:style-name="gr3" draw:text-style-name="P2" draw:layer="layout" svg:x1="14.256cm" svg:y1="8.744cm" svg:x2="14.246cm" svg:y2="10.404cm">
          <text:p/>
        </draw:line>
        <draw:line draw:style-name="gr3" draw:text-style-name="P2" draw:layer="layout" svg:x1="18.336cm" svg:y1="7.624cm" svg:x2="18.316cm" svg:y2="10.454cm">
          <text:p/>
        </draw:line>
        <draw:line draw:style-name="gr8" draw:text-style-name="P2" draw:layer="layout" svg:x1="16.616cm" svg:y1="6.384cm" svg:x2="14.216cm" svg:y2="6.384cm">
          <text:p/>
        </draw:line>
        <draw:custom-shape draw:style-name="gr10" draw:text-style-name="P3" draw:layer="layout" svg:width="3.59cm" svg:height="1.48cm" svg:x="16.506cm" svg:y="10.424cm">
          <text:p text:style-name="P2"><text:span text:style-name="T1"/></text:p>
          <text:p text:style-name="P2"><text:span text:style-name="T7">Ветвь 3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3.6cm" svg:height="1.5cm" svg:x="12.456cm" svg:y="7.244cm">
          <text:p text:style-name="P2"><text:span text:style-name="T7">Ветвь 2-я.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256cm" svg:y1="6.384cm" svg:x2="14.256cm" svg:y2="7.224cm">
          <text:p/>
        </draw:line>
        <draw:line draw:style-name="gr3" draw:text-style-name="P2" draw:layer="layout" svg:x1="18.376cm" svg:y1="11.904cm" svg:x2="18.336cm" svg:y2="13.584cm">
          <text:p/>
        </draw:line>
        <draw:custom-shape draw:style-name="gr10" draw:text-style-name="P3" draw:layer="layout" svg:width="3.59cm" svg:height="1.48cm" svg:x="16.536cm" svg:y="13.584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0" draw:layer="layout" svg:width="3.6cm" svg:height="1.5cm" svg:x="8.16cm" svg:y="10.36cm">
            <text:p text:style-name="P2"><text:span text:style-name="T7">Gorner_1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8.56cm" svg:y1="10.36cm" svg:x2="8.56cm" svg:y2="11.86cm">
            <text:p/>
          </draw:line>
          <draw:line draw:style-name="gr5" draw:text-style-name="P2" draw:layer="layout" svg:x1="11.36cm" svg:y1="10.36cm" svg:x2="11.36cm" svg:y2="11.86cm">
            <text:p/>
          </draw:line>
        </draw:g>
        <draw:g>
          <draw:custom-shape draw:style-name="gr2" draw:text-style-name="P10" draw:layer="layout" svg:width="3.6cm" svg:height="1.5cm" svg:x="12.456cm" svg:y="10.384cm">
            <text:p text:style-name="P2"><text:span text:style-name="T7">Gorner_2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2.856cm" svg:y1="10.384cm" svg:x2="12.856cm" svg:y2="11.884cm">
            <text:p/>
          </draw:line>
          <draw:line draw:style-name="gr5" draw:text-style-name="P2" draw:layer="layout" svg:x1="15.656cm" svg:y1="10.384cm" svg:x2="15.656cm" svg:y2="11.884cm">
            <text:p/>
          </draw:line>
        </draw:g>
        <draw:frame draw:style-name="gr9" draw:text-style-name="P8" draw:layer="layout" svg:width="1.31cm" svg:height="0.556cm" svg:x="14.146cm" svg:y="5.578cm">
          <draw:text-box>
            <text:p><text:span text:style-name="T1">нет</text:span></text:p>
          </draw:text-box>
        </draw:frame>
        <draw:custom-shape draw:style-name="gr10" draw:text-style-name="P3" draw:layer="layout" svg:width="3.59cm" svg:height="1.48cm" svg:x="12.548cm" svg:y="19.584cm">
          <text:p text:style-name="P2"><text:span text:style-name="T8"/></text:p>
          <text:p text:style-name="P2"><text:span text:style-name="T9">Преобразование</text:span></text:p>
          <text:p text:style-name="P2"><text:span text:style-name="T9"><text:s/></text:span><text:span text:style-name="T9">x, y <text:s/>в строку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4.336cm" svg:y1="11.904cm" svg:x2="14.336cm" svg:y2="17.224cm">
          <text:p/>
        </draw:line>
        <draw:line draw:style-name="gr3" draw:text-style-name="P2" draw:layer="layout" svg:x1="9.936cm" svg:y1="16.384cm" svg:x2="14.336cm" svg:y2="16.384cm">
          <text:p/>
        </draw:line>
        <draw:line draw:style-name="gr8" draw:text-style-name="P2" draw:layer="layout" svg:x1="9.896cm" svg:y1="11.824cm" svg:x2="9.936cm" svg:y2="16.344cm">
          <text:p/>
        </draw:line>
        <draw:line draw:style-name="gr3" draw:text-style-name="P2" draw:layer="layout" svg:x1="18.376cm" svg:y1="16.424cm" svg:x2="14.336cm" svg:y2="16.384cm">
          <text:p/>
        </draw:line>
        <draw:line draw:style-name="gr8" draw:text-style-name="P2" draw:layer="layout" svg:x1="18.336cm" svg:y1="15.064cm" svg:x2="18.376cm" svg:y2="16.424cm">
          <text:p/>
        </draw:line>
        <draw:custom-shape draw:style-name="gr10" draw:text-style-name="P3" draw:layer="layout" svg:width="3.59cm" svg:height="1.48cm" svg:x="12.678cm" svg:y="21.984cm">
          <text:p text:style-name="P2"><text:span text:style-name="T10"/></text:p>
          <text:p text:style-name="P2"><text:span text:style-name="T10">Сложение строк, </text:span></text:p>
          <text:p text:style-name="P2"><text:span text:style-name="T10">вывод полученной</text:span></text:p>
          <text:p text:style-name="P2"><text:span text:style-name="T10"><text:s/></text:span><text:span text:style-name="T10">строки в файл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348cm" svg:y1="18.664cm" svg:x2="14.348cm" svg:y2="19.584cm">
          <text:p/>
        </draw:line>
        <draw:line draw:style-name="gr8" draw:text-style-name="P2" draw:layer="layout" svg:x1="4.072cm" svg:y1="25.044cm" svg:x2="4.072cm" svg:y2="25.484cm">
          <text:p/>
        </draw:line>
        <draw:custom-shape draw:style-name="gr10" draw:text-style-name="P3" draw:layer="layout" svg:width="3.59cm" svg:height="1.48cm" svg:x="12.548cm" svg:y="17.184cm">
          <text:p text:style-name="P2"><text:span text:style-name="T8"/></text:p>
          <text:p text:style-name="P2"><text:span text:style-name="T9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468cm" svg:y1="21.064cm" svg:x2="14.468cm" svg:y2="21.984cm">
          <text:p/>
        </draw:line>
        <draw:custom-shape draw:style-name="gr10" draw:text-style-name="P11" draw:layer="layout" svg:width="3.59cm" svg:height="1.48cm" svg:x="12.708cm" svg:y="24.424cm">
          <text:p text:style-name="P2"><text:span text:style-name="T11">Передача x и y</text:span></text:p>
          <text:p text:style-name="P2"><text:span text:style-name="T11">в массив данных</text:span></text:p>
          <text:p text:style-name="P2"><text:span text:style-name="T11">в модуль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468cm" svg:y1="23.504cm" svg:x2="14.468cm" svg:y2="24.384cm">
          <text:p/>
        </draw:line>
        <draw:line draw:style-name="gr8" draw:text-style-name="P1" draw:layer="layout" svg:x1="1.268cm" svg:y1="21.881cm" svg:x2="1.308cm" svg:y2="27.224cm">
          <text:p/>
        </draw:line>
        <draw:line draw:style-name="gr8" draw:text-style-name="P1" draw:layer="layout" svg:x1="14.508cm" svg:y1="27.304cm" svg:x2="1.308cm" svg:y2="27.264cm">
          <text:p/>
        </draw:line>
        <draw:line draw:style-name="gr8" draw:text-style-name="P1" draw:layer="layout" svg:x1="14.468cm" svg:y1="25.904cm" svg:x2="14.468cm" svg:y2="27.264cm">
          <text:p/>
        </draw:line>
        <draw:line draw:style-name="gr3" draw:text-style-name="P1" draw:layer="layout" svg:x1="1.272cm" svg:y1="21.904cm" svg:x2="2.272cm" svg:y2="21.904cm">
          <text:p/>
        </draw:line>
        <draw:line draw:style-name="gr8" draw:text-style-name="P1" draw:layer="layout" svg:x1="5.912cm" svg:y1="21.904cm" svg:x2="6.832cm" svg:y2="21.904cm">
          <text:p/>
        </draw:line>
        <draw:line draw:style-name="gr8" draw:text-style-name="P1" draw:layer="layout" svg:x1="6.872cm" svg:y1="21.944cm" svg:x2="6.872cm" svg:y2="26.944cm">
          <text:p/>
        </draw:line>
        <draw:line draw:style-name="gr3" draw:text-style-name="P1" draw:layer="layout" svg:x1="6.868cm" svg:y1="25.464cm" svg:x2="6.868cm" svg:y2="29.064cm">
          <text:p/>
        </draw:line>
        <draw:custom-shape draw:style-name="gr10" draw:text-style-name="P7" draw:layer="layout" svg:width="3.6cm" svg:height="1.52cm" svg:x="2.152cm" svg:y="9.144cm">
          <text:p text:style-name="P2"><text:span text:style-name="T5">M:=kolichestvo</text:span></text:p>
          <text:p text:style-name="P2"><text:span text:style-name="T5">(передача</text:span></text:p>
          <text:p text:style-name="P2"><text:span text:style-name="T5"><text:s/></text:span><text:span text:style-name="T5">значение m </text:span></text:p>
          <text:p text:style-name="P2"><text:span text:style-name="T5">в модуль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912cm" svg:y1="8.264cm" svg:x2="3.912cm" svg:y2="9.144cm">
          <text:p/>
        </draw:line>
        <draw:frame draw:style-name="gr11" draw:layer="layout" svg:width="3.376cm" svg:height="0.666cm" svg:x="16.612cm" svg:y="13.9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layer="layout" svg:width="2.013cm" svg:height="0.542cm" svg:x="13.455cm" svg:y="17.624cm">
          <draw:object xlink:href="./Object 15" xlink:type="simple" xlink:show="embed" xlink:actuate="onLoad"/>
          <draw:image xlink:href="./ObjectReplacements/Object 15" xlink:type="simple" xlink:show="embed" xlink:actuate="onLoad"/>
        </draw:frame>
      </draw:page>
      <draw:page draw:name="page2" draw:style-name="dp1" draw:master-page-name="Обычный">
        <draw:line draw:style-name="gr3" draw:text-style-name="P2" draw:layer="layout" svg:x1="6.828cm" svg:y1="3.464cm" svg:x2="6.828cm" svg:y2="4.544cm">
          <text:p/>
        </draw:line>
        <draw:custom-shape draw:style-name="gr2" draw:text-style-name="P3" draw:layer="layout" svg:width="3.6cm" svg:height="1.5cm" svg:x="1.268cm" svg:y="12.544cm">
          <text:p text:style-name="P2"><text:span text:style-name="T1">Закрываю</text:span></text:p>
          <text:p text:style-name="P2"><text:span text:style-name="T1"><text:s/></text:span><text:span text:style-name="T1">файл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8cm" svg:height="1.48cm" svg:x="1.268cm" svg:y="18.864cm">
          <text:p text:style-name="P1"><text:span text:style-name="T1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.068cm" svg:y1="14.064cm" svg:x2="3.028cm" svg:y2="18.824cm">
          <text:p/>
        </draw:line>
        <draw:custom-shape draw:style-name="gr10" draw:text-style-name="P12" draw:layer="layout" svg:width="3.59cm" svg:height="1.48cm" svg:x="5.038cm" svg:y="1.984cm">
          <text:p text:style-name="P2"><text:span text:style-name="T12">ysr=y/m,Вывод ysr, </text:span></text:p>
          <text:p text:style-name="P2"><text:span text:style-name="T12">преобразование в</text:span></text:p>
          <text:p text:style-name="P2"><text:span text:style-name="T12"><text:s/></text:span><text:span text:style-name="T12">строку, передача</text:span></text:p>
          <text:p text:style-name="P2"><text:span text:style-name="T12"><text:s/></text:span><text:span text:style-name="T12">значения в модуль.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68cm" svg:y1="0.864cm" svg:x2="6.868cm" svg:y2="1.984cm">
          <text:p/>
        </draw:line>
        <draw:custom-shape draw:style-name="gr7" draw:text-style-name="P2" draw:layer="layout" svg:width="3.6cm" svg:height="2.5cm" svg:x="5.028cm" svg:y="4.624cm">
          <text:p text:style-name="P2">switch=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2.828cm" svg:y1="5.904cm" svg:x2="2.868cm" svg:y2="12.504cm">
          <text:p/>
        </draw:line>
        <draw:line draw:style-name="gr8" draw:text-style-name="P1" draw:layer="layout" svg:x1="5.108cm" svg:y1="5.904cm" svg:x2="2.868cm" svg:y2="5.904cm">
          <text:p/>
        </draw:line>
        <draw:frame draw:style-name="gr9" draw:text-style-name="P8" draw:layer="layout" svg:width="1.39cm" svg:height="0.556cm" svg:x="3.758cm" svg:y="5.018cm">
          <draw:text-box>
            <text:p><text:span text:style-name="T1">нет</text:span></text:p>
          </draw:text-box>
        </draw:frame>
        <draw:line draw:style-name="gr8" draw:text-style-name="P1" draw:layer="layout" svg:x1="8.588cm" svg:y1="5.864cm" svg:x2="10.948cm" svg:y2="5.864cm">
          <text:p/>
        </draw:line>
        <draw:frame draw:style-name="gr9" draw:text-style-name="P8" draw:layer="layout" svg:width="1.39cm" svg:height="0.556cm" svg:x="9.188cm" svg:y="4.984cm">
          <draw:text-box>
            <text:p><text:span text:style-name="T1">да</text:span></text:p>
          </draw:text-box>
        </draw:frame>
        <draw:custom-shape draw:style-name="gr2" draw:text-style-name="P6" draw:layer="layout" svg:width="3.6cm" svg:height="1.5cm" svg:x="9.148cm" svg:y="6.904cm">
          <text:p text:style-name="P2"><text:span text:style-name="T4">Указываю заголовок</text:span></text:p>
          <text:p text:style-name="P2"><text:span text:style-name="T4">приложения, </text:span></text:p>
          <text:p text:style-name="P2"><text:span text:style-name="T4">инициализирую</text:span></text:p>
          <text:p text:style-name="P2"><text:span text:style-name="T4"><text:s/></text:span><text:span text:style-name="T4">приложение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08cm" svg:y1="5.864cm" svg:x2="10.908cm" svg:y2="6.904cm">
          <text:p/>
        </draw:line>
        <draw:custom-shape draw:style-name="gr2" draw:text-style-name="P11" draw:layer="layout" svg:width="3.6cm" svg:height="1.5cm" svg:x="9.148cm" svg:y="9.204cm">
          <text:p text:style-name="P2"><text:span text:style-name="T13">Создаю обьект</text:span></text:p>
          <text:p text:style-name="P2"><text:span text:style-name="T13"><text:s/></text:span><text:span text:style-name="T13">- форму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08cm" svg:y1="8.424cm" svg:x2="10.908cm" svg:y2="9.224cm">
          <text:p/>
        </draw:line>
        <draw:custom-shape draw:style-name="gr2" draw:text-style-name="P6" draw:layer="layout" svg:width="3.6cm" svg:height="1.5cm" svg:x="9.188cm" svg:y="11.564cm">
          <text:p text:style-name="P2"><text:span text:style-name="T4">Запускаю стандартный</text:span></text:p>
          <text:p text:style-name="P2"><text:span text:style-name="T4"><text:s/></text:span><text:span text:style-name="T4">цикл обработки</text:span></text:p>
          <text:p text:style-name="P2"><text:span text:style-name="T4"><text:s/></text:span><text:span text:style-name="T4">сообщений</text:span></text:p>
          <text:p text:style-name="P2"><text:span text:style-name="T4"><text:s/></text:span><text:span text:style-name="T4">приложения</text:span></text:p>
          <text:p text:style-name="P2"><text:span text:style-name="T4"><text:s/></text:span><text:span text:style-name="T4">в текущем потоке.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08cm" svg:y1="10.744cm" svg:x2="10.908cm" svg:y2="11.584cm">
          <text:p/>
        </draw:line>
        <draw:custom-shape draw:style-name="gr2" draw:text-style-name="P13" draw:layer="layout" svg:width="3.6cm" svg:height="1.5cm" svg:x="9.228cm" svg:y="13.624cm">
          <text:p text:style-name="P2"><text:span text:style-name="T14">Меняю свойство </text:span></text:p>
          <text:p text:style-name="P2"><text:span text:style-name="T14">формы на видимое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868cm" svg:y1="17.264cm" svg:x2="3.068cm" svg:y2="17.264cm">
          <text:p/>
        </draw:line>
        <draw:line draw:style-name="gr8" draw:text-style-name="P1" draw:layer="layout" svg:x1="10.868cm" svg:y1="15.144cm" svg:x2="10.908cm" svg:y2="17.264cm">
          <text:p/>
        </draw:line>
      </draw:page>
      <draw:page draw:name="page3" draw:style-name="dp1" draw:master-page-name="Обычный">
        <draw:frame draw:style-name="gr12" draw:text-style-name="P14" draw:layer="layout" svg:width="8.872cm" svg:height="1.666cm" svg:x="7.628cm" svg:y="1.384cm">
          <draw:text-box>
            <text:p text:style-name="P1"><text:span text:style-name="T1">Алгоритм процедуры Tgraph Fuction.Button1Click </text:span></text:p>
          </draw:text-box>
        </draw:frame>
        <draw:custom-shape draw:style-name="gr1" draw:text-style-name="P2" draw:layer="layout" svg:width="3.58cm" svg:height="1.44cm" svg:x="9.28cm" svg:y="2.884cm">
          <text:p text:style-name="P1"><text:span text:style-name="T1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6cm" svg:height="1.5cm" svg:x="9.34cm" svg:y="5.484cm">
          <text:p text:style-name="P2"><text:span text:style-name="T1">Объявление </text:span></text:p>
          <text:p text:style-name="P2"><text:span text:style-name="T1">переменных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06cm" svg:y1="4.364cm" svg:x2="11.1cm" svg:y2="5.524cm">
          <text:p/>
        </draw:line>
        <draw:custom-shape draw:style-name="gr6" draw:text-style-name="P7" draw:layer="layout" svg:width="3.58cm" svg:height="1.534cm" svg:x="9.52cm" svg:y="7.944cm">
          <text:p text:style-name="P2"><text:span text:style-name="T5">i: 1...kolichestv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1.14cm" svg:y1="6.984cm" svg:x2="11.14cm" svg:y2="7.984cm">
          <text:p/>
        </draw:line>
        <draw:line draw:style-name="gr3" draw:text-style-name="P1" draw:layer="layout" svg:x1="14.48cm" svg:y1="8.704cm" svg:x2="14.48cm" svg:y2="11.104cm">
          <text:p/>
        </draw:line>
        <draw:line draw:style-name="gr8" draw:text-style-name="P1" draw:layer="layout" svg:x1="13.16cm" svg:y1="8.744cm" svg:x2="14.48cm" svg:y2="8.744cm">
          <text:p/>
        </draw:line>
        <draw:line draw:style-name="gr13" draw:text-style-name="P1" draw:layer="layout" svg:x1="11.16cm" svg:y1="9.504cm" svg:x2="11.14cm" svg:y2="24.224cm">
          <text:p/>
        </draw:line>
        <draw:custom-shape draw:style-name="gr1" draw:text-style-name="P3" draw:layer="layout" svg:width="3.5cm" svg:height="1.44cm" svg:x="9.42cm" svg:y="24.224cm">
          <text:p text:style-name="P1"><text:span text:style-name="T1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5cm" svg:height="2.5cm" svg:x="12.76cm" svg:y="10.964cm">
          <text:p text:style-name="P2">x&l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3.5cm" svg:height="2.5cm" svg:x="12.82cm" svg:y="14.464cm">
          <text:p text:style-name="P2">x&gt;=0.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8" draw:layer="layout" svg:width="1.39cm" svg:height="0.556cm" svg:x="11.86cm" svg:y="11.264cm">
          <draw:text-box>
            <text:p><text:span text:style-name="T1">да</text:span></text:p>
          </draw:text-box>
        </draw:frame>
        <draw:frame draw:style-name="gr14" draw:text-style-name="P8" draw:layer="layout" svg:width="1.39cm" svg:height="0.556cm" svg:x="16.15cm" svg:y="11.298cm">
          <draw:text-box>
            <text:p><text:span text:style-name="T1">нет</text:span></text:p>
          </draw:text-box>
        </draw:frame>
        <draw:frame draw:style-name="gr15" draw:text-style-name="P8" draw:layer="layout" svg:width="1.16cm" svg:height="0.67cm" svg:x="16.02cm" svg:y="14.584cm">
          <draw:text-box>
            <text:p><text:span text:style-name="T1">да</text:span></text:p>
          </draw:text-box>
        </draw:frame>
        <draw:frame draw:style-name="gr16" draw:text-style-name="P8" draw:layer="layout" svg:width="1.31cm" svg:height="0.556cm" svg:x="12.38cm" svg:y="14.304cm">
          <draw:text-box>
            <text:p><text:span text:style-name="T1">нет</text:span></text:p>
          </draw:text-box>
        </draw:frame>
        <draw:line draw:style-name="gr3" draw:text-style-name="P1" draw:layer="layout" svg:x1="14.54cm" svg:y1="13.824cm" svg:x2="14.58cm" svg:y2="14.464cm">
          <text:p/>
        </draw:line>
        <draw:line draw:style-name="gr8" draw:text-style-name="P1" draw:layer="layout" svg:x1="16.18cm" svg:y1="12.224cm" svg:x2="16.98cm" svg:y2="12.224cm">
          <text:p/>
        </draw:line>
        <draw:custom-shape draw:style-name="gr2" draw:text-style-name="P7" draw:layer="layout" svg:width="3.6cm" svg:height="1.5cm" svg:x="7.268cm" svg:y="18.624cm">
          <text:p text:style-name="P2"><text:span text:style-name="T5">Передаю компоненту</text:span></text:p>
          <text:p text:style-name="P2"><text:span text:style-name="T5"><text:s/></text:span><text:span text:style-name="T5">Tchart</text:span></text:p>
          <text:p text:style-name="P2"><text:span text:style-name="T5">значения x, y,</text:span></text:p>
          <text:p text:style-name="P2"><text:span text:style-name="T5">точки синие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5cm" svg:x="11.66cm" svg:y="18.684cm">
          <text:p text:style-name="P2"><text:span text:style-name="T5">Передаю компоненту</text:span></text:p>
          <text:p text:style-name="P2"><text:span text:style-name="T5"><text:s/></text:span><text:span text:style-name="T5">Tchart</text:span></text:p>
          <text:p text:style-name="P2"><text:span text:style-name="T5">значения x, y,</text:span></text:p>
          <text:p text:style-name="P2"><text:span text:style-name="T5">точки зеленые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5cm" svg:x="15.668cm" svg:y="18.704cm">
          <text:p text:style-name="P2"><text:span text:style-name="T5">Передаю компоненту</text:span></text:p>
          <text:p text:style-name="P2"><text:span text:style-name="T5"><text:s/></text:span><text:span text:style-name="T5">Tchart</text:span></text:p>
          <text:p text:style-name="P2"><text:span text:style-name="T5">значения x, y,</text:span></text:p>
          <text:p text:style-name="P2"><text:span text:style-name="T5">точки красные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34cm" svg:y1="12.224cm" svg:x2="9.3cm" svg:y2="18.624cm">
          <text:p/>
        </draw:line>
        <draw:line draw:style-name="gr8" draw:text-style-name="P1" draw:layer="layout" svg:x1="9.38cm" svg:y1="12.224cm" svg:x2="12.78cm" svg:y2="12.224cm">
          <text:p/>
        </draw:line>
        <draw:line draw:style-name="gr3" draw:text-style-name="P1" draw:layer="layout" svg:x1="13.58cm" svg:y1="17.064cm" svg:x2="13.58cm" svg:y2="18.664cm">
          <text:p/>
        </draw:line>
        <draw:line draw:style-name="gr3" draw:text-style-name="P1" draw:layer="layout" svg:x1="17.42cm" svg:y1="15.744cm" svg:x2="17.42cm" svg:y2="18.704cm">
          <text:p/>
        </draw:line>
        <draw:line draw:style-name="gr8" draw:text-style-name="P1" draw:layer="layout" svg:x1="16.94cm" svg:y1="12.224cm" svg:x2="16.94cm" svg:y2="13.784cm">
          <text:p/>
        </draw:line>
        <draw:line draw:style-name="gr8" draw:text-style-name="P1" draw:layer="layout" svg:x1="16.94cm" svg:y1="13.824cm" svg:x2="14.54cm" svg:y2="13.824cm">
          <text:p/>
        </draw:line>
        <draw:line draw:style-name="gr8" draw:text-style-name="P1" draw:layer="layout" svg:x1="16.38cm" svg:y1="15.744cm" svg:x2="17.46cm" svg:y2="15.744cm">
          <text:p/>
        </draw:line>
        <draw:line draw:style-name="gr17" draw:text-style-name="P1" draw:layer="layout" svg:x1="6.548cm" svg:y1="21.424cm" svg:x2="17.428cm" svg:y2="21.464cm">
          <text:p/>
        </draw:line>
        <draw:line draw:style-name="gr3" draw:text-style-name="P1" draw:layer="layout" svg:x1="9.18cm" svg:y1="20.184cm" svg:x2="9.18cm" svg:y2="21.424cm">
          <text:p/>
        </draw:line>
        <draw:line draw:style-name="gr3" draw:text-style-name="P1" draw:layer="layout" svg:x1="13.54cm" svg:y1="20.224cm" svg:x2="13.54cm" svg:y2="21.464cm">
          <text:p/>
        </draw:line>
        <draw:line draw:style-name="gr3" draw:text-style-name="P1" draw:layer="layout" svg:x1="17.388cm" svg:y1="20.264cm" svg:x2="17.428cm" svg:y2="21.504cm">
          <text:p/>
        </draw:line>
        <draw:line draw:style-name="gr17" draw:text-style-name="P1" draw:layer="layout" svg:x1="8.54cm" svg:y1="8.784cm" svg:x2="9.5cm" svg:y2="8.784cm">
          <text:p/>
        </draw:line>
        <draw:line draw:style-name="gr17" draw:text-style-name="P1" draw:layer="layout" svg:x1="8.54cm" svg:y1="8.744cm" svg:x2="8.54cm" svg:y2="16.984cm">
          <text:p/>
        </draw:line>
        <draw:line draw:style-name="gr17" draw:text-style-name="P1" draw:layer="layout" svg:x1="8.588cm" svg:y1="17.024cm" svg:x2="6.508cm" svg:y2="17.024cm">
          <text:p/>
        </draw:line>
        <draw:line draw:style-name="gr17" draw:text-style-name="P1" draw:layer="layout" svg:x1="6.57cm" svg:y1="17.024cm" svg:x2="6.57cm" svg:y2="21.384cm">
          <text:p/>
        </draw:line>
        <draw:line draw:style-name="gr8" draw:text-style-name="P1" draw:layer="layout" svg:x1="12.86cm" svg:y1="15.704cm" svg:x2="12.1cm" svg:y2="15.704cm">
          <text:p/>
        </draw:line>
        <draw:line draw:style-name="gr8" draw:text-style-name="P1" draw:layer="layout" svg:x1="12.1cm" svg:y1="15.704cm" svg:x2="12.1cm" svg:y2="17.064cm">
          <text:p/>
        </draw:line>
        <draw:line draw:style-name="gr8" draw:text-style-name="P1" draw:layer="layout" svg:x1="12.1cm" svg:y1="17.064cm" svg:x2="13.58cm" svg:y2="17.064cm">
          <text:p/>
        </draw:line>
      </draw:page>
      <draw:page draw:name="page4" draw:style-name="dp1" draw:master-page-name="Обычный">
        <draw:custom-shape draw:style-name="gr1" draw:text-style-name="P3" draw:layer="layout" svg:width="3.58cm" svg:height="1.48cm" svg:x="1.868cm" svg:y="16.192cm">
          <text:p text:style-name="P1"><text:span text:style-name="T1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3.6cm" svg:height="1.5cm" svg:x="1.888cm" svg:y="9.272cm">
          <text:p text:style-name="P2"><text:span text:style-name="T13">Инициализирую</text:span></text:p>
          <text:p text:style-name="P2"><text:span text:style-name="T13"><text:s/></text:span><text:span text:style-name="T13">приложение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6cm" svg:height="1.5cm" svg:x="1.888cm" svg:y="11.572cm">
          <text:p text:style-name="P2"><text:span text:style-name="T13">Создаю обьект</text:span></text:p>
          <text:p text:style-name="P2"><text:span text:style-name="T13"><text:s/></text:span><text:span text:style-name="T13">- форму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48cm" svg:y1="10.792cm" svg:x2="3.648cm" svg:y2="11.592cm">
          <text:p/>
        </draw:line>
        <draw:custom-shape draw:style-name="gr2" draw:text-style-name="P5" draw:layer="layout" svg:width="3.6cm" svg:height="1.5cm" svg:x="1.928cm" svg:y="13.932cm">
          <text:p text:style-name="P2"><text:span text:style-name="T2">Запускаю стандартный</text:span></text:p>
          <text:p text:style-name="P2"><text:span text:style-name="T2"><text:s/></text:span><text:span text:style-name="T2">цикл обработки</text:span></text:p>
          <text:p text:style-name="P2"><text:span text:style-name="T2">сообщений приложения</text:span></text:p>
          <text:p text:style-name="P2"><text:span text:style-name="T2"><text:s/></text:span><text:span text:style-name="T2">в текущем потоке, </text:span></text:p>
          <text:p text:style-name="P2"><text:span text:style-name="T2">отображение формы.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48cm" svg:y1="13.112cm" svg:x2="3.648cm" svg:y2="13.952cm">
          <text:p/>
        </draw:line>
        <draw:line draw:style-name="gr3" draw:text-style-name="P1" draw:layer="layout" svg:x1="3.688cm" svg:y1="15.432cm" svg:x2="3.708cm" svg:y2="16.192cm">
          <text:p/>
        </draw:line>
        <draw:custom-shape draw:style-name="gr1" draw:text-style-name="P2" draw:layer="layout" svg:width="3.6cm" svg:height="1.48cm" svg:x="1.868cm" svg:y="6.952cm">
          <text:p text:style-name="P1"><text:span text:style-name="T1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628cm" svg:y1="8.472cm" svg:x2="3.628cm" svg:y2="9.272cm">
          <text:p/>
        </draw:line>
        <draw:frame draw:style-name="gr18" draw:text-style-name="P15" draw:layer="layout" svg:width="5.96cm" svg:height="1.111cm" svg:x="1.228cm" svg:y="5.031cm">
          <draw:text-box>
            <text:p><text:span text:style-name="T7">Алгоритм главной программы</text:span></text:p>
          </draw:text-box>
        </draw:frame>
        <draw:custom-shape draw:style-name="gr1" draw:text-style-name="P2" draw:layer="layout" svg:width="3.6cm" svg:height="1.48cm" svg:x="9.245cm" svg:y="6.952cm">
          <text:p text:style-name="P1"><text:span text:style-name="T1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6cm" svg:height="1.5cm" svg:x="9.228cm" svg:y="9.332cm">
          <text:p text:style-name="P2"><text:span text:style-name="T1">Объявление </text:span></text:p>
          <text:p text:style-name="P2"><text:span text:style-name="T1">переменных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045cm" svg:y1="8.432cm" svg:x2="11.028cm" svg:y2="9.312cm">
          <text:p/>
        </draw:line>
        <draw:g>
          <draw:custom-shape draw:style-name="gr2" draw:text-style-name="P12" draw:layer="layout" svg:width="3.6cm" svg:height="1.5cm" svg:x="11.628cm" svg:y="14.532cm">
            <text:p text:style-name="P1"><text:span text:style-name="T15">Процедура</text:span></text:p>
            <text:p text:style-name="P1"><text:span text:style-name="T15">TForm1.Button1</text:span></text:p>
            <text:p text:style-name="P1"><text:span text:style-name="T15">Click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2.068cm" svg:y1="14.512cm" svg:x2="12.068cm" svg:y2="16.012cm">
            <text:p/>
          </draw:line>
          <draw:line draw:style-name="gr5" draw:text-style-name="P2" draw:layer="layout" svg:x1="14.828cm" svg:y1="14.512cm" svg:x2="14.828cm" svg:y2="16.012cm">
            <text:p/>
          </draw:line>
        </draw:g>
        <draw:custom-shape draw:style-name="gr7" draw:text-style-name="P7" draw:layer="layout" svg:width="3.64cm" svg:height="2.5cm" svg:x="9.268cm" svg:y="11.752cm">
          <text:p text:style-name="P2"><text:span text:style-name="T5">Было событие</text:span></text:p>
          <text:p text:style-name="P2"><text:span text:style-name="T5"><text:s/></text:span><text:span text:style-name="T5">нажатия</text:span></text:p>
          <text:p text:style-name="P2"><text:span text:style-name="T5"><text:s/></text:span><text:span text:style-name="T5">кноп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1.068cm" svg:y1="10.832cm" svg:x2="11.068cm" svg:y2="11.712cm">
          <text:p/>
        </draw:line>
        <draw:line draw:style-name="gr19" draw:text-style-name="P1" draw:layer="layout" svg:x1="8.788cm" svg:y1="12.972cm" svg:x2="8.788cm" svg:y2="18.152cm">
          <text:p/>
        </draw:line>
        <draw:custom-shape draw:style-name="gr1" draw:text-style-name="P3" draw:layer="layout" svg:width="3.5cm" svg:height="1.44cm" svg:x="7.028cm" svg:y="18.192cm">
          <text:p text:style-name="P1"><text:span text:style-name="T1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9.268cm" svg:y1="12.972cm" svg:x2="8.788cm" svg:y2="12.972cm">
          <text:p/>
        </draw:line>
        <draw:frame draw:style-name="gr21" draw:text-style-name="P8" draw:layer="layout" svg:width="1.39cm" svg:height="0.556cm" svg:x="8.108cm" svg:y="12.272cm">
          <draw:text-box draw:corner-radius="0.43cm">
            <text:p><text:span text:style-name="T1">нет</text:span></text:p>
          </draw:text-box>
        </draw:frame>
        <draw:frame draw:style-name="gr9" draw:text-style-name="P8" draw:layer="layout" svg:width="1.39cm" svg:height="0.556cm" svg:x="13.068cm" svg:y="12.192cm">
          <draw:text-box>
            <text:p><text:span text:style-name="T1">да</text:span></text:p>
          </draw:text-box>
        </draw:frame>
        <draw:line draw:style-name="gr8" draw:text-style-name="P1" draw:layer="layout" svg:x1="12.828cm" svg:y1="12.972cm" svg:x2="13.188cm" svg:y2="12.972cm">
          <text:p/>
        </draw:line>
        <draw:line draw:style-name="gr19" draw:text-style-name="P1" draw:layer="layout" svg:x1="13.468cm" svg:y1="12.952cm" svg:x2="13.471cm" svg:y2="14.512cm">
          <text:p/>
        </draw:line>
        <draw:line draw:style-name="gr20" draw:text-style-name="P1" draw:layer="layout" svg:x1="12.851cm" svg:y1="12.972cm" svg:x2="17.491cm" svg:y2="12.972cm">
          <text:p/>
        </draw:line>
        <draw:g>
          <draw:custom-shape draw:style-name="gr2" draw:text-style-name="P12" draw:layer="layout" svg:width="3.6cm" svg:height="1.5cm" svg:x="15.703cm" svg:y="14.532cm">
            <text:p text:style-name="P1"><text:span text:style-name="T15">Процедура</text:span></text:p>
            <text:p text:style-name="P1"><text:span text:style-name="T15">TForm1.Button2</text:span></text:p>
            <text:p text:style-name="P1"><text:span text:style-name="T15">Click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6.143cm" svg:y1="14.512cm" svg:x2="16.143cm" svg:y2="16.012cm">
            <text:p/>
          </draw:line>
          <draw:line draw:style-name="gr5" draw:text-style-name="P2" draw:layer="layout" svg:x1="18.903cm" svg:y1="14.512cm" svg:x2="18.903cm" svg:y2="16.012cm">
            <text:p/>
          </draw:line>
        </draw:g>
        <draw:line draw:style-name="gr19" draw:text-style-name="P1" draw:layer="layout" svg:x1="17.531cm" svg:y1="12.972cm" svg:x2="17.508cm" svg:y2="14.512cm">
          <text:p/>
        </draw:line>
        <draw:line draw:style-name="gr20" draw:text-style-name="P1" draw:layer="layout" svg:x1="17.468cm" svg:y1="16.032cm" svg:x2="17.468cm" svg:y2="16.992cm">
          <text:p/>
        </draw:line>
        <draw:line draw:style-name="gr19" draw:text-style-name="P1" draw:layer="layout" svg:x1="17.468cm" svg:y1="16.952cm" svg:x2="8.788cm" svg:y2="16.952cm">
          <text:p/>
        </draw:line>
        <draw:line draw:style-name="gr20" draw:text-style-name="P1" draw:layer="layout" svg:x1="13.468cm" svg:y1="16.032cm" svg:x2="13.468cm" svg:y2="16.952cm">
          <text:p/>
        </draw:line>
        <draw:frame draw:style-name="gr18" draw:text-style-name="P15" draw:layer="layout" svg:width="5.96cm" svg:height="0.556cm" svg:x="9.165cm" svg:y="5.024cm">
          <draw:text-box>
            <text:p><text:span text:style-name="T7">Алгоритм модуля Graph</text:span></text:p>
          </draw:text-box>
        </draw:frame>
        <draw:frame draw:style-name="gr22" draw:layer="layout" svg:width="0.353cm" svg:height="0.712cm" svg:x="5.52cm" svg:y="6.936cm">
          <draw:text-box>
            <text:p>1</text:p>
          </draw:text-box>
        </draw:frame>
        <draw:frame draw:style-name="gr22" draw:layer="layout" svg:width="0.353cm" svg:height="0.712cm" svg:x="5.555cm" svg:y="9.192cm">
          <draw:text-box>
            <text:p>2</text:p>
          </draw:text-box>
        </draw:frame>
        <draw:frame draw:style-name="gr23" draw:layer="layout" svg:width="0.2cm" svg:height="1.16cm" svg:x="5.548cm" svg:y="11.472cm">
          <draw:text-box>
            <text:p>3</text:p>
          </draw:text-box>
        </draw:frame>
        <draw:frame draw:style-name="gr22" draw:layer="layout" svg:width="0.353cm" svg:height="0.712cm" svg:x="5.588cm" svg:y="13.776cm">
          <draw:text-box>
            <text:p>4</text:p>
          </draw:text-box>
        </draw:frame>
        <draw:frame draw:style-name="gr22" draw:layer="layout" svg:width="0.353cm" svg:height="0.712cm" svg:x="5.623cm" svg:y="16.032cm">
          <draw:text-box>
            <text:p>5</text:p>
          </draw:text-box>
        </draw:frame>
        <draw:frame draw:style-name="gr24" draw:layer="layout" svg:width="0.6cm" svg:height="1.32cm" svg:x="12.908cm" svg:y="6.912cm">
          <draw:text-box>
            <text:p>1</text:p>
          </draw:text-box>
        </draw:frame>
        <draw:frame draw:style-name="gr24" draw:layer="layout" svg:width="0.6cm" svg:height="1.32cm" svg:x="12.908cm" svg:y="9.112cm">
          <draw:text-box>
            <text:p>2</text:p>
          </draw:text-box>
        </draw:frame>
        <draw:frame draw:style-name="gr23" draw:layer="layout" svg:width="0.44cm" svg:height="1.16cm" svg:x="11.708cm" svg:y="11.632cm">
          <draw:text-box>
            <text:p>3</text:p>
          </draw:text-box>
        </draw:frame>
        <draw:frame draw:style-name="gr25" draw:layer="layout" svg:width="0.48cm" svg:height="0.792cm" svg:x="13.868cm" svg:y="13.832cm">
          <draw:text-box>
            <text:p>4</text:p>
          </draw:text-box>
        </draw:frame>
        <draw:frame draw:style-name="gr26" draw:layer="layout" svg:width="0.76cm" svg:height="0.92cm" svg:x="10.748cm" svg:y="18.072cm">
          <draw:text-box>
            <text:p>5</text:p>
          </draw:text-box>
        </draw:frame>
        <draw:frame draw:style-name="gr27" draw:layer="layout" svg:width="0.4cm" svg:height="0.712cm" svg:x="18.548cm" svg:y="13.832cm">
          <draw:text-box>
            <text:p>4</text:p>
          </draw:text-box>
        </draw:frame>
        <draw:frame draw:style-name="gr28" draw:text-style-name="P14" draw:layer="layout" svg:width="4.48cm" svg:height="1.666cm" svg:x="1.788cm" svg:y="20.526cm">
          <draw:text-box>
            <text:p><text:span text:style-name="T1">Рисунок 1 — Алгоритм главной программы</text:span></text:p>
          </draw:text-box>
        </draw:frame>
        <draw:frame draw:style-name="gr28" draw:text-style-name="P14" draw:layer="layout" svg:width="4.48cm" svg:height="1.666cm" svg:x="8.308cm" svg:y="20.526cm">
          <draw:text-box>
            <text:p><text:span text:style-name="T1">Рисунок 2 — Алгоритм модуля Graph</text:span></text:p>
          </draw:text-box>
        </draw:frame>
      </draw:page>
      <draw:page draw:name="page5" draw:style-name="dp1" draw:master-page-name="Обычный">
        <draw:custom-shape draw:style-name="gr1" draw:text-style-name="P16" draw:layer="layout" svg:width="3.604cm" svg:height="1.44cm" svg:x="2.308cm" svg:y="2.784cm">
          <text:p text:style-name="P1"><text:span text:style-name="T1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6cm" svg:height="1.5cm" svg:x="2.312cm" svg:y="5.078cm">
          <text:p text:style-name="P2"><text:span text:style-name="T1">Объявление </text:span></text:p>
          <text:p text:style-name="P2"><text:span text:style-name="T1">переменных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72cm" svg:y1="4.264cm" svg:x2="4.072cm" svg:y2="5.038cm">
          <text:p/>
        </draw:line>
        <draw:custom-shape draw:style-name="gr4" draw:text-style-name="P17" draw:layer="layout" svg:width="3.72cm" svg:height="1.48cm" svg:x="2.152cm" svg:y="7.464cm">
          <text:p text:style-name="P4"><text:span text:style-name="T16"><text:s text:c="11"/></text:span><text:span text:style-name="T16">Ввод числа m</text:span></text:p>
          <text:p text:style-name="P4"><text:span text:style-name="T16"><text:s text:c="8"/></text:span><text:span text:style-name="T16">в текстовое </text:span></text:p>
          <text:p text:style-name="P4"><text:span text:style-name="T16"><text:s/></text:span><text:span text:style-name="T16">поле компонента</text:span></text:p>
          <text:p text:style-name="P4"><text:span text:style-name="T16"><text:s/></text:span><text:span text:style-name="T16">TEdi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4.068cm" svg:y1="6.624cm" svg:x2="4.072cm" svg:y2="7.478cm">
          <text:p/>
        </draw:line>
        <draw:custom-shape draw:style-name="gr2" draw:text-style-name="P3" draw:layer="layout" svg:width="3.6cm" svg:height="1.5cm" svg:x="2.308cm" svg:y="17.004cm">
          <text:p text:style-name="P2"><text:span text:style-name="T1">Вычисление</text:span></text:p>
          <text:p text:style-name="P2"><text:span text:style-name="T1"><text:s/></text:span><text:span text:style-name="T1">Аргумента x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988cm" svg:y1="11.324cm" svg:x2="3.988cm" svg:y2="12.224cm">
          <text:p/>
        </draw:line>
        <draw:line draw:style-name="gr3" draw:text-style-name="P2" draw:layer="layout" svg:x1="4.072cm" svg:y1="13.724cm" svg:x2="4.072cm" svg:y2="14.564cm">
          <text:p/>
        </draw:line>
        <draw:custom-shape draw:style-name="gr29" draw:text-style-name="P16" draw:layer="layout" svg:width="3.66cm" svg:height="1.534cm" svg:x="2.268cm" svg:y="14.5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2" draw:layer="layout" svg:x1="4.068cm" svg:y1="16.104cm" svg:x2="4.088cm" svg:y2="16.984cm">
          <text:p/>
        </draw:line>
        <draw:custom-shape draw:style-name="gr7" draw:text-style-name="P16" draw:layer="layout" svg:width="3.5cm" svg:height="2.5cm" svg:x="11.28cm" svg:y="3.544cm">
          <text:p text:style-name="P2"><text:span text:style-name="T17">x&l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8.066cm" svg:y1="2.374cm" svg:x2="13.068cm" svg:y2="2.384cm">
          <text:p/>
        </draw:line>
        <draw:line draw:style-name="gr3" draw:text-style-name="P2" draw:layer="layout" svg:x1="13.068cm" svg:y1="2.384cm" svg:x2="13.028cm" svg:y2="3.544cm">
          <text:p/>
        </draw:line>
        <draw:line draw:style-name="gr8" draw:text-style-name="P2" draw:layer="layout" svg:x1="4.088cm" svg:y1="19.264cm" svg:x2="8.068cm" svg:y2="19.264cm">
          <text:p/>
        </draw:line>
        <draw:line draw:style-name="gr8" draw:text-style-name="P2" draw:layer="layout" svg:x1="8.028cm" svg:y1="19.264cm" svg:x2="8.028cm" svg:y2="2.344cm">
          <text:p/>
        </draw:line>
        <draw:custom-shape draw:style-name="gr7" draw:text-style-name="P16" draw:layer="layout" svg:width="3.66cm" svg:height="2.5cm" svg:x="16.528cm" svg:y="5.844cm">
          <text:p text:style-name="P2"><text:span text:style-name="T17">x&gt;=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1.298cm" svg:y1="4.784cm" svg:x2="8.628cm" svg:y2="4.744cm">
          <text:p/>
        </draw:line>
        <draw:line draw:style-name="gr8" draw:text-style-name="P2" draw:layer="layout" svg:x1="18.308cm" svg:y1="4.784cm" svg:x2="14.788cm" svg:y2="4.784cm">
          <text:p/>
        </draw:line>
        <draw:frame draw:style-name="gr9" draw:text-style-name="P8" draw:layer="layout" svg:width="1.39cm" svg:height="0.556cm" svg:x="10.148cm" svg:y="3.924cm">
          <draw:text-box>
            <text:p><text:span text:style-name="T1">да</text:span></text:p>
          </draw:text-box>
        </draw:frame>
        <draw:frame draw:style-name="gr9" draw:text-style-name="P8" draw:layer="layout" svg:width="1.39cm" svg:height="0.556cm" svg:x="14.668cm" svg:y="3.904cm">
          <draw:text-box>
            <text:p><text:span text:style-name="T1">нет</text:span></text:p>
          </draw:text-box>
        </draw:frame>
        <draw:line draw:style-name="gr8" draw:text-style-name="P2" draw:layer="layout" svg:x1="8.628cm" svg:y1="4.724cm" svg:x2="8.646cm" svg:y2="6.704cm">
          <text:p/>
        </draw:line>
        <draw:line draw:style-name="gr8" draw:text-style-name="P2" draw:layer="layout" svg:x1="8.656cm" svg:y1="6.744cm" svg:x2="9.976cm" svg:y2="6.744cm">
          <text:p/>
        </draw:line>
        <draw:line draw:style-name="gr8" draw:text-style-name="P2" draw:layer="layout" svg:x1="18.348cm" svg:y1="4.744cm" svg:x2="18.336cm" svg:y2="5.904cm">
          <text:p/>
        </draw:line>
        <draw:line draw:style-name="gr3" draw:text-style-name="P2" draw:layer="layout" svg:x1="9.976cm" svg:y1="6.744cm" svg:x2="9.976cm" svg:y2="7.904cm">
          <text:p/>
        </draw:line>
        <draw:custom-shape draw:style-name="gr2" draw:text-style-name="P9" draw:layer="layout" svg:width="3.6cm" svg:height="1.5cm" svg:x="8.148cm" svg:y="7.904cm">
          <text:p text:style-name="P2"><text:span text:style-name="T7">Ветвь 1-я.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068cm" svg:y1="9.384cm" svg:x2="10.068cm" svg:y2="10.184cm">
          <text:p/>
        </draw:line>
        <draw:frame draw:style-name="gr9" draw:text-style-name="P8" draw:layer="layout" svg:width="1.16cm" svg:height="0.556cm" svg:x="18.136cm" svg:y="8.264cm">
          <draw:text-box>
            <text:p><text:span text:style-name="T1">да</text:span></text:p>
          </draw:text-box>
        </draw:frame>
        <draw:line draw:style-name="gr3" draw:text-style-name="P2" draw:layer="layout" svg:x1="14.256cm" svg:y1="9.424cm" svg:x2="14.228cm" svg:y2="10.184cm">
          <text:p/>
        </draw:line>
        <draw:line draw:style-name="gr3" draw:text-style-name="P2" draw:layer="layout" svg:x1="18.336cm" svg:y1="8.304cm" svg:x2="18.348cm" svg:y2="10.224cm">
          <text:p/>
        </draw:line>
        <draw:line draw:style-name="gr8" draw:text-style-name="P2" draw:layer="layout" svg:x1="16.616cm" svg:y1="7.064cm" svg:x2="14.216cm" svg:y2="7.064cm">
          <text:p/>
        </draw:line>
        <draw:custom-shape draw:style-name="gr10" draw:text-style-name="P3" draw:layer="layout" svg:width="3.59cm" svg:height="1.48cm" svg:x="16.494cm" svg:y="10.264cm">
          <text:p text:style-name="P2"><text:span text:style-name="T1"/></text:p>
          <text:p text:style-name="P2"><text:span text:style-name="T7">Ветвь 3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3.6cm" svg:height="1.5cm" svg:x="12.456cm" svg:y="7.924cm">
          <text:p text:style-name="P2"><text:span text:style-name="T7">Ветвь 2-я.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256cm" svg:y1="7.064cm" svg:x2="14.256cm" svg:y2="7.904cm">
          <text:p/>
        </draw:line>
        <draw:line draw:style-name="gr3" draw:text-style-name="P2" draw:layer="layout" svg:x1="18.388cm" svg:y1="11.704cm" svg:x2="18.388cm" svg:y2="12.704cm">
          <text:p/>
        </draw:line>
        <draw:custom-shape draw:style-name="gr10" draw:text-style-name="P3" draw:layer="layout" svg:width="3.59cm" svg:height="1.48cm" svg:x="16.548cm" svg:y="12.744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0" draw:layer="layout" svg:width="3.6cm" svg:height="1.5cm" svg:x="8.148cm" svg:y="10.2cm">
            <text:p text:style-name="P2"><text:span text:style-name="T7">Gorner_1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8.548cm" svg:y1="10.2cm" svg:x2="8.548cm" svg:y2="11.7cm">
            <text:p/>
          </draw:line>
          <draw:line draw:style-name="gr5" draw:text-style-name="P2" draw:layer="layout" svg:x1="11.348cm" svg:y1="10.2cm" svg:x2="11.348cm" svg:y2="11.7cm">
            <text:p/>
          </draw:line>
        </draw:g>
        <draw:g>
          <draw:custom-shape draw:style-name="gr2" draw:text-style-name="P10" draw:layer="layout" svg:width="3.6cm" svg:height="1.5cm" svg:x="12.444cm" svg:y="10.224cm">
            <text:p text:style-name="P2"><text:span text:style-name="T7">Gorner_2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2.844cm" svg:y1="10.224cm" svg:x2="12.844cm" svg:y2="11.724cm">
            <text:p/>
          </draw:line>
          <draw:line draw:style-name="gr5" draw:text-style-name="P2" draw:layer="layout" svg:x1="15.644cm" svg:y1="10.224cm" svg:x2="15.644cm" svg:y2="11.724cm">
            <text:p/>
          </draw:line>
        </draw:g>
        <draw:frame draw:style-name="gr9" draw:text-style-name="P8" draw:layer="layout" svg:width="1.31cm" svg:height="0.556cm" svg:x="14.146cm" svg:y="6.258cm">
          <draw:text-box>
            <text:p><text:span text:style-name="T1">нет</text:span></text:p>
          </draw:text-box>
        </draw:frame>
        <draw:custom-shape draw:style-name="gr10" draw:text-style-name="P3" draw:layer="layout" svg:width="3.59cm" svg:height="1.48cm" svg:x="12.308cm" svg:y="20.664cm">
          <text:p text:style-name="P2"><text:span text:style-name="T8"/></text:p>
          <text:p text:style-name="P2"><text:span text:style-name="T9">Преобразование</text:span></text:p>
          <text:p text:style-name="P2"><text:span text:style-name="T9"><text:s/></text:span><text:span text:style-name="T9">x, y <text:s/>в строку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4.256cm" svg:y1="11.704cm" svg:x2="14.268cm" svg:y2="12.664cm">
          <text:p/>
        </draw:line>
        <draw:custom-shape draw:style-name="gr10" draw:text-style-name="P3" draw:layer="layout" svg:width="3.59cm" svg:height="1.48cm" svg:x="12.348cm" svg:y="22.904cm">
          <text:p text:style-name="P2"><text:span text:style-name="T10"/></text:p>
          <text:p text:style-name="P2"><text:span text:style-name="T10">Сложение строк, </text:span></text:p>
          <text:p text:style-name="P2"><text:span text:style-name="T10">Передача строки </text:span></text:p>
          <text:p text:style-name="P2"><text:span text:style-name="T10">компоненту TMemo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078cm" svg:y1="19.904cm" svg:x2="14.068cm" svg:y2="20.664cm">
          <text:p/>
        </draw:line>
        <draw:line draw:style-name="gr8" draw:text-style-name="P2" draw:layer="layout" svg:x1="4.068cm" svg:y1="18.504cm" svg:x2="4.068cm" svg:y2="19.264cm">
          <text:p/>
        </draw:line>
        <draw:custom-shape draw:style-name="gr10" draw:text-style-name="P3" draw:layer="layout" svg:width="3.59cm" svg:height="1.48cm" svg:x="12.256cm" svg:y="18.384cm">
          <text:p text:style-name="P2"><text:span text:style-name="T8"/></text:p>
          <text:p text:style-name="P2"><text:span text:style-name="T9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108cm" svg:y1="22.064cm" svg:x2="14.108cm" svg:y2="22.984cm">
          <text:p/>
        </draw:line>
        <draw:line draw:style-name="gr30" draw:text-style-name="P1" draw:layer="layout" svg:x1="1.268cm" svg:y1="15.344cm" svg:x2="1.308cm" svg:y2="19.824cm">
          <text:p/>
        </draw:line>
        <draw:line draw:style-name="gr30" draw:text-style-name="P1" draw:layer="layout" svg:x1="11.668cm" svg:y1="19.864cm" svg:x2="1.268cm" svg:y2="19.864cm">
          <text:p/>
        </draw:line>
        <draw:line draw:style-name="gr31" draw:text-style-name="P1" draw:layer="layout" svg:x1="1.268cm" svg:y1="15.344cm" svg:x2="2.268cm" svg:y2="15.344cm">
          <text:p/>
        </draw:line>
        <draw:custom-shape draw:style-name="gr10" draw:text-style-name="P12" draw:layer="layout" svg:width="3.6cm" svg:height="1.52cm" svg:x="2.152cm" svg:y="9.824cm">
          <text:p text:style-name="P2"><text:span text:style-name="T15">Преобразование</text:span></text:p>
          <text:p text:style-name="P2"><text:span text:style-name="T15">текста Edit1.Text в </text:span></text:p>
          <text:p text:style-name="P2"><text:span text:style-name="T15">целочисленное число</text:span></text:p>
          <text:p text:style-name="P2"><text:span text:style-name="T15">m.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912cm" svg:y1="8.944cm" svg:x2="3.912cm" svg:y2="9.824cm">
          <text:p/>
        </draw:line>
        <draw:frame draw:style-name="gr22" draw:text-style-name="P18" draw:layer="layout" svg:width="5.298cm" svg:height="0.912cm" svg:x="1.548cm" svg:y="1.464cm">
          <draw:text-box>
            <text:p><text:span text:style-name="T7">Алгоритм процедуры</text:span></text:p>
            <text:p text:style-name="P1"><text:span text:style-name="T16">TForm.Button1Click </text:span></text:p>
          </draw:text-box>
        </draw:frame>
        <draw:g>
          <draw:custom-shape draw:style-name="gr2" draw:text-style-name="P9" draw:layer="layout" svg:width="3.6cm" svg:height="1.5cm" svg:x="2.268cm" svg:y="12.224cm">
            <text:p text:style-name="P2"><text:span text:style-name="T3">Очистка графика TChart,</text:span></text:p>
            <text:p text:style-name="P2"><text:span text:style-name="T3">Очистка поля TMemo,</text:span></text:p>
            <text:p text:style-name="P2"><text:span text:style-name="T3">Вывод </text:span></text:p>
            <text:p text:style-name="P2"><text:span text:style-name="T3">в компонент TMemo</text:span></text:p>
            <text:p text:style-name="P2"><text:span text:style-name="T3">Ша</text:span><text:span text:style-name="T18">пки табл</text:span><text:span text:style-name="T19">ицы</text:span></text:p>
            <text:p text:style-name="P2"><text:span text:style-name="T18">| X= | Y= |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.668cm" svg:y1="12.224cm" svg:x2="2.668cm" svg:y2="13.724cm">
            <text:p/>
          </draw:line>
          <draw:line draw:style-name="gr5" draw:text-style-name="P2" draw:layer="layout" svg:x1="5.468cm" svg:y1="12.224cm" svg:x2="5.468cm" svg:y2="13.724cm">
            <text:p/>
          </draw:line>
        </draw:g>
        <draw:line draw:style-name="gr3" draw:text-style-name="P1" draw:layer="layout" svg:x1="6.868cm" svg:y1="15.324cm" svg:x2="6.868cm" svg:y2="21.104cm">
          <text:p/>
        </draw:line>
        <draw:line draw:style-name="gr8" draw:text-style-name="P1" draw:layer="layout" svg:x1="5.948cm" svg:y1="15.344cm" svg:x2="6.868cm" svg:y2="15.344cm">
          <text:p/>
        </draw:line>
        <draw:line draw:style-name="gr3" draw:text-style-name="P1" draw:layer="layout" svg:x1="10.056cm" svg:y1="11.704cm" svg:x2="10.068cm" svg:y2="12.744cm">
          <text:p/>
        </draw:line>
        <draw:custom-shape draw:style-name="gr2" draw:text-style-name="P19" draw:layer="layout" svg:width="3.6cm" svg:height="1.5cm" svg:x="8.268cm" svg:y="12.764cm">
          <text:p text:style-name="P2"><text:span text:style-name="T20">Передаю компоненту Tchart</text:span></text:p>
          <text:p text:style-name="P2"><text:span text:style-name="T20">значения x, y,точки синие,</text:span></text:p>
          <text:p text:style-name="P2"><text:span text:style-name="T20"><text:s/></text:span><text:span text:style-name="T20">посылаю х и у в </text:span></text:p>
          <text:p text:style-name="P2"><text:span text:style-name="T20">стандартный поток вывода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3.6cm" svg:height="1.5cm" svg:x="12.485cm" svg:y="12.757cm">
          <text:p text:style-name="P2"><text:span text:style-name="T20">Передаю компоненту Tchart</text:span></text:p>
          <text:p text:style-name="P2"><text:span text:style-name="T20">значения x, y,точки зеленые,</text:span></text:p>
          <text:p text:style-name="P2"><text:span text:style-name="T20">посылаю х и у в </text:span></text:p>
          <text:p text:style-name="P2"><text:span text:style-name="T20">стандартный поток вывода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3.6cm" svg:height="1.5cm" svg:x="16.548cm" svg:y="15.304cm">
          <text:p text:style-name="P2"><text:span text:style-name="T20">Передаю компоненту Tchart</text:span></text:p>
          <text:p text:style-name="P2"><text:span text:style-name="T20">значения x, y, точки красные,</text:span></text:p>
          <text:p text:style-name="P2"><text:span text:style-name="T20">посылаю х и у в </text:span></text:p>
          <text:p text:style-name="P2"><text:span text:style-name="T20">стандартный поток вывода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428cm" svg:y1="14.184cm" svg:x2="18.428cm" svg:y2="15.264cm">
          <text:p/>
        </draw:line>
        <draw:line draw:style-name="gr19" draw:text-style-name="P1" draw:layer="layout" svg:x1="14.068cm" svg:y1="17.544cm" svg:x2="14.068cm" svg:y2="18.424cm">
          <text:p/>
        </draw:line>
        <draw:line draw:style-name="gr8" draw:text-style-name="P1" draw:layer="layout" svg:x1="18.468cm" svg:y1="16.664cm" svg:x2="18.468cm" svg:y2="17.504cm">
          <text:p/>
        </draw:line>
        <draw:line draw:style-name="gr3" draw:text-style-name="P1" draw:layer="layout" svg:x1="14.068cm" svg:y1="14.224cm" svg:x2="14.068cm" svg:y2="17.544cm">
          <text:p/>
        </draw:line>
        <draw:line draw:style-name="gr3" draw:text-style-name="P1" draw:layer="layout" svg:x1="18.468cm" svg:y1="17.544cm" svg:x2="14.108cm" svg:y2="17.544cm">
          <text:p/>
        </draw:line>
        <draw:line draw:style-name="gr3" draw:text-style-name="P1" draw:layer="layout" svg:x1="10.068cm" svg:y1="17.544cm" svg:x2="14.028cm" svg:y2="17.544cm">
          <text:p/>
        </draw:line>
        <draw:line draw:style-name="gr8" draw:text-style-name="P1" draw:layer="layout" svg:x1="10.068cm" svg:y1="14.304cm" svg:x2="10.068cm" svg:y2="17.544cm">
          <text:p/>
        </draw:line>
        <draw:line draw:style-name="gr30" draw:text-style-name="P1" draw:layer="layout" svg:x1="14.068cm" svg:y1="24.384cm" svg:x2="14.068cm" svg:y2="25.664cm">
          <text:p/>
        </draw:line>
        <draw:custom-shape draw:style-name="gr10" draw:text-style-name="P5" draw:layer="layout" svg:width="3.59cm" svg:height="1.48cm" svg:x="5.028cm" svg:y="21.104cm">
          <text:p text:style-name="P2"><text:span text:style-name="T2">ysr=y/m,Вывод ysr, </text:span></text:p>
          <text:p text:style-name="P2"><text:span text:style-name="T2">преобразование в строку,</text:span></text:p>
          <text:p text:style-name="P2"><text:span text:style-name="T2">передача на форму</text:span></text:p>
          <text:p text:style-name="P2"><text:span text:style-name="T2"><text:s/></text:span><text:span text:style-name="T2">в компонент Tlabe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8cm" svg:height="1.48cm" svg:x="5.078cm" svg:y="25.784cm">
          <text:p text:style-name="P1"><text:span text:style-name="T1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898cm" svg:y1="22.624cm" svg:x2="6.898cm" svg:y2="23.344cm">
          <text:p/>
        </draw:line>
        <draw:custom-shape draw:style-name="gr10" draw:text-style-name="P20" draw:layer="layout" svg:width="3.59cm" svg:height="1.48cm" svg:x="5.068cm" svg:y="23.344cm">
          <text:p text:style-name="P2"><text:span text:style-name="T11">Меняю свойство </text:span></text:p>
          <text:p text:style-name="P2"><text:span text:style-name="T11">TLabel на видимое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98cm" svg:y1="24.784cm" svg:x2="6.898cm" svg:y2="25.824cm">
          <text:p/>
        </draw:line>
        <draw:frame draw:style-name="gr32" draw:text-style-name="P14" draw:layer="layout" svg:width="0.641cm" svg:height="0.556cm" svg:x="5.868cm" svg:y="14.708cm">
          <draw:text-box>
            <text:p><text:span text:style-name="T1">да</text:span></text:p>
          </draw:text-box>
        </draw:frame>
        <draw:frame draw:style-name="gr22" draw:text-style-name="P14" draw:layer="layout" svg:width="0.764cm" svg:height="0.556cm" svg:x="4.308cm" svg:y="16.268cm">
          <draw:text-box>
            <text:p><text:span text:style-name="T1">нет</text:span></text:p>
          </draw:text-box>
        </draw:frame>
        <draw:frame draw:style-name="gr22" draw:layer="layout" svg:width="0.353cm" svg:height="0.712cm" svg:x="6.012cm" svg:y="2.656cm">
          <draw:text-box>
            <text:p>1</text:p>
          </draw:text-box>
        </draw:frame>
        <draw:frame draw:style-name="gr22" draw:layer="layout" svg:width="0.353cm" svg:height="0.712cm" svg:x="6.047cm" svg:y="4.912cm">
          <draw:text-box>
            <text:p>2</text:p>
          </draw:text-box>
        </draw:frame>
        <draw:frame draw:style-name="gr23" draw:layer="layout" svg:width="0.2cm" svg:height="1.16cm" svg:x="6.04cm" svg:y="7.192cm">
          <draw:text-box>
            <text:p>3</text:p>
          </draw:text-box>
        </draw:frame>
        <draw:frame draw:style-name="gr22" draw:layer="layout" svg:width="0.353cm" svg:height="0.712cm" svg:x="6.08cm" svg:y="9.496cm">
          <draw:text-box>
            <text:p>4</text:p>
          </draw:text-box>
        </draw:frame>
        <draw:frame draw:style-name="gr22" draw:layer="layout" svg:width="0.353cm" svg:height="0.712cm" svg:x="6.115cm" svg:y="11.752cm">
          <draw:text-box>
            <text:p>5</text:p>
          </draw:text-box>
        </draw:frame>
        <draw:frame draw:style-name="gr33" draw:layer="layout" svg:width="0.48cm" svg:height="0.712cm" svg:x="5.468cm" svg:y="14.344cm">
          <draw:text-box>
            <text:p>6</text:p>
          </draw:text-box>
        </draw:frame>
        <draw:frame draw:style-name="gr34" draw:layer="layout" svg:width="0.607cm" svg:height="0.712cm" svg:x="5.428cm" svg:y="16.424cm">
          <draw:text-box>
            <text:p>7</text:p>
          </draw:text-box>
        </draw:frame>
        <draw:frame draw:style-name="gr35" draw:layer="layout" svg:width="1cm" svg:height="0.76cm" svg:x="13.228cm" svg:y="2.784cm">
          <draw:text-box>
            <text:p>8</text:p>
          </draw:text-box>
        </draw:frame>
        <draw:frame draw:style-name="gr28" draw:layer="layout" svg:width="1.04cm" svg:height="0.712cm" svg:x="19.108cm" svg:y="5.752cm">
          <draw:text-box>
            <text:p>9</text:p>
          </draw:text-box>
        </draw:frame>
        <draw:frame draw:style-name="gr28" draw:layer="layout" svg:width="1cm" svg:height="0.712cm" svg:x="19.308cm" svg:y="9.584cm">
          <draw:text-box>
            <text:p>10</text:p>
          </draw:text-box>
        </draw:frame>
        <draw:frame draw:style-name="gr36" draw:layer="layout" svg:width="1.04cm" svg:height="0.712cm" svg:x="19.228cm" svg:y="12.144cm">
          <draw:text-box>
            <text:p>11</text:p>
          </draw:text-box>
        </draw:frame>
        <draw:frame draw:style-name="gr37" draw:layer="layout" svg:width="0.76cm" svg:height="0.712cm" svg:x="19.268cm" svg:y="14.704cm">
          <draw:text-box>
            <text:p>12</text:p>
          </draw:text-box>
        </draw:frame>
        <draw:frame draw:style-name="gr37" draw:layer="layout" svg:width="1cm" svg:height="0.712cm" svg:x="15.188cm" svg:y="7.344cm">
          <draw:text-box>
            <text:p>10</text:p>
          </draw:text-box>
        </draw:frame>
        <draw:frame draw:style-name="gr37" draw:layer="layout" svg:width="0.84cm" svg:height="0.712cm" svg:x="15.028cm" svg:y="9.624cm">
          <draw:text-box>
            <text:p>11</text:p>
          </draw:text-box>
        </draw:frame>
        <draw:frame draw:style-name="gr38" draw:layer="layout" svg:width="1.24cm" svg:height="0.712cm" svg:x="14.948cm" svg:y="12.184cm">
          <draw:text-box>
            <text:p>12</text:p>
          </draw:text-box>
        </draw:frame>
        <draw:frame draw:style-name="gr39" draw:layer="layout" svg:width="0.88cm" svg:height="0.712cm" svg:x="10.548cm" svg:y="7.304cm">
          <draw:text-box>
            <text:p>10</text:p>
          </draw:text-box>
        </draw:frame>
        <draw:frame draw:style-name="gr40" draw:layer="layout" svg:width="1.2cm" svg:height="0.712cm" svg:x="10.588cm" svg:y="9.544cm">
          <draw:text-box>
            <text:p>11</text:p>
          </draw:text-box>
        </draw:frame>
        <draw:frame draw:style-name="gr37" draw:layer="layout" svg:width="1.04cm" svg:height="0.712cm" svg:x="10.508cm" svg:y="12.144cm">
          <draw:text-box>
            <text:p>12</text:p>
          </draw:text-box>
        </draw:frame>
        <draw:frame draw:style-name="gr41" draw:layer="layout" svg:width="0.88cm" svg:height="0.8cm" svg:x="15.068cm" svg:y="17.784cm">
          <draw:text-box>
            <text:p>13</text:p>
          </draw:text-box>
        </draw:frame>
        <draw:frame draw:style-name="gr40" draw:layer="layout" svg:width="0.76cm" svg:height="0.712cm" svg:x="15.268cm" svg:y="19.944cm">
          <draw:text-box>
            <text:p>14</text:p>
          </draw:text-box>
        </draw:frame>
        <draw:frame draw:style-name="gr42" draw:layer="layout" svg:width="0.84cm" svg:height="0.792cm" svg:x="15.268cm" svg:y="22.304cm">
          <draw:text-box>
            <text:p>15</text:p>
          </draw:text-box>
        </draw:frame>
        <draw:frame draw:style-name="gr43" draw:layer="layout" svg:width="0.76cm" svg:height="0.712cm" svg:x="8.618cm" svg:y="21.184cm">
          <draw:text-box>
            <text:p>16</text:p>
          </draw:text-box>
        </draw:frame>
        <draw:frame draw:style-name="gr43" draw:layer="layout" svg:width="0.96cm" svg:height="0.712cm" svg:x="8.658cm" svg:y="23.472cm">
          <draw:text-box>
            <text:p>17</text:p>
          </draw:text-box>
        </draw:frame>
        <draw:frame draw:style-name="gr28" draw:layer="layout" svg:width="0.96cm" svg:height="0.712cm" svg:x="8.698cm" svg:y="25.584cm">
          <draw:text-box>
            <text:p>18</text:p>
          </draw:text-box>
        </draw:frame>
        <draw:frame draw:style-name="gr44" draw:text-style-name="P14" draw:layer="layout" svg:width="8.562cm" svg:height="1.111cm" svg:x="5.588cm" svg:y="27.544cm">
          <draw:text-box>
            <text:p><text:span text:style-name="T1">Рисунок 3 — Алгоритм процедуры события нажатия на кнопку Button1</text:span></text:p>
          </draw:text-box>
        </draw:frame>
        <draw:line draw:style-name="gr30" draw:text-style-name="P1" draw:layer="layout" svg:x1="11.628cm" svg:y1="19.864cm" svg:x2="11.668cm" svg:y2="25.664cm">
          <text:p/>
        </draw:line>
        <draw:line draw:style-name="gr30" draw:text-style-name="P1" draw:layer="layout" svg:x1="11.668cm" svg:y1="25.664cm" svg:x2="14.108cm" svg:y2="25.664cm">
          <text:p/>
        </draw:line>
        <draw:frame draw:style-name="gr11" draw:layer="layout" svg:width="3.376cm" svg:height="0.666cm" svg:x="16.652cm" svg:y="13.18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layer="layout" svg:width="2.013cm" svg:height="0.542cm" svg:x="13.055cm" svg:y="18.78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layer="layout" svg:width="1.236cm" svg:height="0.542cm" svg:x="3.468cm" svg:y="15.064cm">
          <draw:object xlink:href="./Object 18" xlink:type="simple" xlink:show="embed" xlink:actuate="onLoad"/>
          <draw:image xlink:href="./ObjectReplacements/Object 18" xlink:type="simple" xlink:show="embed" xlink:actuate="onLoad"/>
        </draw:frame>
      </draw:page>
      <draw:page draw:name="page6" draw:style-name="dp1" draw:master-page-name="Обычный">
        <draw:frame draw:style-name="gr22" draw:text-style-name="P15" draw:layer="layout" svg:width="5.298cm" svg:height="0.912cm" svg:x="2.171cm" svg:y="1.664cm">
          <draw:text-box>
            <text:p><text:span text:style-name="T7">Алгоритм процедуры</text:span></text:p>
            <text:p text:style-name="P1"><text:span text:style-name="T16">TForm.Button2Click </text:span></text:p>
          </draw:text-box>
        </draw:frame>
        <draw:custom-shape draw:style-name="gr1" draw:text-style-name="P3" draw:layer="layout" svg:width="3.58cm" svg:height="1.48cm" svg:x="2.571cm" svg:y="20.144cm">
          <text:p text:style-name="P1"><text:span text:style-name="T1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7" draw:layer="layout" svg:width="3.6cm" svg:height="1.5cm" svg:x="2.471cm" svg:y="5.144cm">
          <text:p text:style-name="P2"><text:span text:style-name="T16">Отображение диалога</text:span></text:p>
          <text:p text:style-name="P2"><text:span text:style-name="T16"><text:s/></text:span><text:span text:style-name="T16">сохранения файла</text:span></text:p>
          <text:p text:style-name="P2"><text:span text:style-name="T16">(Компонент TSaveDialog)</text:span></text:p>
          <draw:enhanced-geometry svg:viewBox="0 0 21600 21600" draw:type="rectangle" draw:enhanced-path="M 0 0 L 21600 0 21600 21600 0 21600 0 0 Z N"/>
        </draw:custom-shape>
        <draw:custom-shape draw:style-name="gr2" draw:text-style-name="P17" draw:layer="layout" svg:width="3.6cm" svg:height="1.5cm" svg:x="2.471cm" svg:y="7.444cm">
          <text:p text:style-name="P2"><text:span text:style-name="T16">Ассоциирую</text:span></text:p>
          <text:p text:style-name="P2"><text:span text:style-name="T16"><text:s/></text:span><text:span text:style-name="T16">файловую </text:span></text:p>
          <text:p text:style-name="P2"><text:span text:style-name="T16">переменную с файлом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31cm" svg:y1="6.664cm" svg:x2="4.231cm" svg:y2="7.464cm">
          <text:p/>
        </draw:line>
        <draw:custom-shape draw:style-name="gr2" draw:text-style-name="P21" draw:layer="layout" svg:width="3.6cm" svg:height="1.5cm" svg:x="2.511cm" svg:y="9.804cm">
          <text:p text:style-name="P2"><text:span text:style-name="T21">Открываю файл</text:span></text:p>
          <text:p text:style-name="P2"><text:span text:style-name="T21"><text:s/></text:span><text:span text:style-name="T21">для записи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31cm" svg:y1="8.984cm" svg:x2="4.231cm" svg:y2="9.824cm">
          <text:p/>
        </draw:line>
        <draw:line draw:style-name="gr3" draw:text-style-name="P1" draw:layer="layout" svg:x1="4.271cm" svg:y1="11.304cm" svg:x2="4.291cm" svg:y2="12.064cm">
          <text:p/>
        </draw:line>
        <draw:custom-shape draw:style-name="gr1" draw:text-style-name="P2" draw:layer="layout" svg:width="3.6cm" svg:height="1.48cm" svg:x="2.451cm" svg:y="2.824cm">
          <text:p text:style-name="P1"><text:span text:style-name="T1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.211cm" svg:y1="4.344cm" svg:x2="4.211cm" svg:y2="5.144cm">
          <text:p/>
        </draw:line>
        <draw:line draw:style-name="gr45" draw:text-style-name="P1" draw:layer="layout" svg:x1="4.291cm" svg:y1="13.704cm" svg:x2="4.291cm" svg:y2="17.584cm">
          <text:p/>
        </draw:line>
        <draw:custom-shape draw:style-name="gr2" draw:text-style-name="P22" draw:layer="layout" svg:width="3.6cm" svg:height="1.5cm" svg:x="6.011cm" svg:y="13.864cm">
          <text:p text:style-name="P2"><text:span text:style-name="T22">Вывод строки из </text:span></text:p>
          <text:p text:style-name="P2"><text:span text:style-name="T22">компонента TMemo</text:span></text:p>
          <text:p text:style-name="P2"><text:span text:style-name="T22">в файл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3.6cm" svg:height="1.5cm" svg:x="2.638cm" svg:y="17.616cm">
          <text:p text:style-name="P2"><text:span text:style-name="T22">Закрываю файл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7.771cm" svg:y1="12.904cm" svg:x2="7.771cm" svg:y2="13.824cm">
          <text:p/>
        </draw:line>
        <draw:line draw:style-name="gr3" draw:text-style-name="P1" draw:layer="layout" svg:x1="4.291cm" svg:y1="19.064cm" svg:x2="4.291cm" svg:y2="20.144cm">
          <text:p/>
        </draw:line>
        <draw:line draw:style-name="gr46" draw:text-style-name="P1" draw:layer="layout" svg:x1="6.171cm" svg:y1="12.904cm" svg:x2="7.771cm" svg:y2="12.904cm">
          <text:p/>
        </draw:line>
        <draw:line draw:style-name="gr8" draw:text-style-name="P1" draw:layer="layout" svg:x1="7.811cm" svg:y1="15.384cm" svg:x2="7.811cm" svg:y2="16.224cm">
          <text:p/>
        </draw:line>
        <draw:line draw:style-name="gr45" draw:text-style-name="P1" draw:layer="layout" svg:x1="1.451cm" svg:y1="12.904cm" svg:x2="2.451cm" svg:y2="12.904cm">
          <text:p/>
        </draw:line>
        <draw:line draw:style-name="gr46" draw:text-style-name="P1" draw:layer="layout" svg:x1="1.451cm" svg:y1="12.904cm" svg:x2="1.451cm" svg:y2="16.224cm">
          <text:p/>
        </draw:line>
        <draw:line draw:style-name="gr46" draw:text-style-name="P1" draw:layer="layout" svg:x1="1.451cm" svg:y1="16.224cm" svg:x2="7.811cm" svg:y2="16.224cm">
          <text:p/>
        </draw:line>
        <draw:frame draw:style-name="gr22" draw:text-style-name="P14" draw:layer="layout" svg:width="0.764cm" svg:height="0.556cm" svg:x="6.131cm" svg:y="12.304cm">
          <draw:text-box>
            <text:p><text:span text:style-name="T1">нет</text:span></text:p>
          </draw:text-box>
        </draw:frame>
        <draw:frame draw:style-name="gr22" draw:text-style-name="P14" draw:layer="layout" svg:width="0.565cm" svg:height="0.556cm" svg:x="4.446cm" svg:y="13.988cm">
          <draw:text-box>
            <text:p><text:span text:style-name="T1">да</text:span></text:p>
          </draw:text-box>
        </draw:frame>
        <draw:custom-shape draw:style-name="gr29" draw:text-style-name="P16" draw:layer="layout" svg:width="3.66cm" svg:height="1.534cm" svg:x="2.471cm" svg:y="12.14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2" draw:text-style-name="P18" draw:layer="layout" svg:width="4.667cm" svg:height="0.912cm" svg:x="11.338cm" svg:y="1.627cm">
          <draw:text-box>
            <text:p><text:span text:style-name="T7">Алгоритм функции</text:span></text:p>
            <text:p text:style-name="P1"><text:span text:style-name="T16">Gorner1</text:span></text:p>
          </draw:text-box>
        </draw:frame>
        <draw:custom-shape draw:style-name="gr1" draw:text-style-name="P3" draw:layer="layout" svg:width="3.58cm" svg:height="1.48cm" svg:x="11.848cm" svg:y="21.344cm">
          <text:p text:style-name="P1"><text:span text:style-name="T1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6cm" svg:height="1.48cm" svg:x="11.648cm" svg:y="2.939cm">
          <text:p text:style-name="P1"><text:span text:style-name="T1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6cm" svg:height="1.5cm" svg:x="11.708cm" svg:y="5.359cm">
          <text:p text:style-name="P2"><text:span text:style-name="T1">Объявление </text:span></text:p>
          <text:p text:style-name="P2"><text:span text:style-name="T1">перемен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3.497cm" svg:y1="4.381cm" svg:x2="13.508cm" svg:y2="5.379cm">
          <text:p/>
        </draw:line>
        <draw:custom-shape draw:style-name="gr29" draw:text-style-name="P16" draw:layer="layout" svg:width="3.66cm" svg:height="1.534cm" svg:x="11.668cm" svg:y="8.1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2" draw:layer="layout" svg:x1="13.628cm" svg:y1="9.699cm" svg:x2="13.648cm" svg:y2="10.579cm">
          <text:p/>
        </draw:line>
        <draw:line draw:style-name="gr3" draw:text-style-name="P1" draw:layer="layout" svg:x1="10.468cm" svg:y1="8.899cm" svg:x2="11.668cm" svg:y2="8.899cm">
          <text:p/>
        </draw:line>
        <draw:line draw:style-name="gr8" draw:text-style-name="P1" draw:layer="layout" svg:x1="15.348cm" svg:y1="8.899cm" svg:x2="16.468cm" svg:y2="8.899cm">
          <text:p/>
        </draw:line>
        <draw:frame draw:style-name="gr47" draw:text-style-name="P14" draw:layer="layout" svg:width="1.32cm" svg:height="0.68cm" svg:x="14.028cm" svg:y="9.779cm">
          <draw:text-box>
            <text:p><text:span text:style-name="T1">да</text:span></text:p>
          </draw:text-box>
        </draw:frame>
        <draw:frame draw:style-name="gr48" draw:text-style-name="P14" draw:layer="layout" svg:width="0.764cm" svg:height="0.556cm" svg:x="15.384cm" svg:y="9.019cm">
          <draw:text-box>
            <text:p><text:span text:style-name="T1">нет</text:span></text:p>
          </draw:text-box>
        </draw:frame>
        <draw:line draw:style-name="gr3" draw:text-style-name="P1" draw:layer="layout" svg:x1="13.628cm" svg:y1="6.939cm" svg:x2="13.628cm" svg:y2="8.099cm">
          <text:p/>
        </draw:line>
        <draw:custom-shape draw:style-name="gr2" draw:text-style-name="P5" draw:layer="layout" svg:width="3.6cm" svg:height="1.5cm" svg:x="11.828cm" svg:y="10.599cm"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3.6cm" svg:height="1.5cm" svg:x="11.748cm" svg:y="17.31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628cm" svg:y1="12.099cm" svg:x2="13.628cm" svg:y2="12.939cm">
          <text:p/>
        </draw:line>
        <draw:line draw:style-name="gr8" draw:text-style-name="P1" draw:layer="layout" svg:x1="13.628cm" svg:y1="12.939cm" svg:x2="10.468cm" svg:y2="12.939cm">
          <text:p/>
        </draw:line>
        <draw:line draw:style-name="gr8" draw:text-style-name="P1" draw:layer="layout" svg:x1="10.428cm" svg:y1="8.899cm" svg:x2="10.428cm" svg:y2="12.939cm">
          <text:p/>
        </draw:line>
        <draw:line draw:style-name="gr8" draw:text-style-name="P1" draw:layer="layout" svg:x1="16.428cm" svg:y1="8.939cm" svg:x2="16.428cm" svg:y2="14.099cm">
          <text:p/>
        </draw:line>
        <draw:line draw:style-name="gr8" draw:text-style-name="P1" draw:layer="layout" svg:x1="13.668cm" svg:y1="14.099cm" svg:x2="16.468cm" svg:y2="14.099cm">
          <text:p/>
        </draw:line>
        <draw:line draw:style-name="gr3" draw:text-style-name="P1" draw:layer="layout" svg:x1="13.628cm" svg:y1="14.099cm" svg:x2="13.628cm" svg:y2="14.899cm">
          <text:p/>
        </draw:line>
        <draw:custom-shape draw:style-name="gr29" draw:text-style-name="P3" draw:layer="layout" svg:width="3.66cm" svg:height="1.534cm" svg:x="11.746cm" svg:y="14.91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3.628cm" svg:y1="16.499cm" svg:x2="13.628cm" svg:y2="17.339cm">
          <text:p/>
        </draw:line>
        <draw:frame draw:style-name="gr47" draw:text-style-name="P14" draw:layer="layout" svg:width="1.32cm" svg:height="0.68cm" svg:x="14.028cm" svg:y="16.459cm">
          <draw:text-box>
            <text:p><text:span text:style-name="T1">да</text:span></text:p>
          </draw:text-box>
        </draw:frame>
        <draw:frame draw:style-name="gr48" draw:text-style-name="P14" draw:layer="layout" svg:width="0.764cm" svg:height="0.556cm" svg:x="15.468cm" svg:y="15.063cm">
          <draw:text-box>
            <text:p><text:span text:style-name="T1">нет</text:span></text:p>
          </draw:text-box>
        </draw:frame>
        <draw:line draw:style-name="gr8" draw:text-style-name="P1" draw:layer="layout" svg:x1="10.828cm" svg:y1="15.699cm" svg:x2="10.828cm" svg:y2="19.259cm">
          <text:p/>
        </draw:line>
        <draw:line draw:style-name="gr8" draw:text-style-name="P1" draw:layer="layout" svg:x1="13.628cm" svg:y1="19.259cm" svg:x2="10.788cm" svg:y2="19.259cm">
          <text:p/>
        </draw:line>
        <draw:line draw:style-name="gr8" draw:text-style-name="P1" draw:layer="layout" svg:x1="13.628cm" svg:y1="18.819cm" svg:x2="13.628cm" svg:y2="19.259cm">
          <text:p/>
        </draw:line>
        <draw:line draw:style-name="gr8" draw:text-style-name="P1" draw:layer="layout" svg:x1="10.868cm" svg:y1="15.699cm" svg:x2="11.708cm" svg:y2="15.699cm">
          <text:p/>
        </draw:line>
        <draw:line draw:style-name="gr3" draw:text-style-name="P1" draw:layer="layout" svg:x1="13.628cm" svg:y1="20.099cm" svg:x2="13.626cm" svg:y2="21.299cm">
          <text:p/>
        </draw:line>
        <draw:line draw:style-name="gr8" draw:text-style-name="P1" draw:layer="layout" svg:x1="13.668cm" svg:y1="20.099cm" svg:x2="17.868cm" svg:y2="20.104cm">
          <text:p/>
        </draw:line>
        <draw:line draw:style-name="gr8" draw:text-style-name="P1" draw:layer="layout" svg:x1="17.924cm" svg:y1="20.098cm" svg:x2="17.924cm" svg:y2="15.698cm">
          <text:p/>
        </draw:line>
        <draw:line draw:style-name="gr8" draw:text-style-name="P1" draw:layer="layout" svg:x1="15.428cm" svg:y1="15.659cm" svg:x2="17.908cm" svg:y2="15.664cm">
          <text:p/>
        </draw:line>
        <draw:custom-shape draw:style-name="gr49" draw:text-style-name="P5" draw:layer="layout" svg:width="3.6cm" svg:height="1.5cm" svg:x="16.068cm" svg:y="17.34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049cm" svg:height="1.081cm" svg:x="12.068cm" svg:y="10.84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layer="layout" svg:width="1.325cm" svg:height="0.542cm" svg:x="12.903cm" svg:y="8.61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" draw:layer="layout" svg:width="1.804cm" svg:height="0.542cm" svg:x="12.788cm" svg:y="15.45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layer="layout" svg:width="3.187cm" svg:height="0.615cm" svg:x="12.068cm" svg:y="17.7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layer="layout" svg:width="2.43cm" svg:height="0.53cm" svg:x="16.588cm" svg:y="17.70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layer="layout" svg:width="3.565cm" svg:height="1.108cm" svg:x="2.599cm" svg:y="12.54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5" draw:layer="layout" svg:width="0.68cm" svg:height="0.76cm" svg:x="6.148cm" svg:y="2.784cm">
          <draw:text-box>
            <text:p>1</text:p>
          </draw:text-box>
        </draw:frame>
        <draw:frame draw:style-name="gr43" draw:layer="layout" svg:width="0.68cm" svg:height="0.712cm" svg:x="6.228cm" svg:y="5.064cm">
          <draw:text-box>
            <text:p>2</text:p>
          </draw:text-box>
        </draw:frame>
        <draw:frame draw:style-name="gr43" draw:layer="layout" svg:width="0.76cm" svg:height="0.712cm" svg:x="6.108cm" svg:y="7.424cm">
          <draw:text-box>
            <text:p>3</text:p>
          </draw:text-box>
        </draw:frame>
        <draw:frame draw:style-name="gr50" draw:layer="layout" svg:width="0.52cm" svg:height="0.88cm" svg:x="6.188cm" svg:y="9.704cm">
          <draw:text-box>
            <text:p>4</text:p>
          </draw:text-box>
        </draw:frame>
        <draw:frame draw:style-name="gr40" draw:layer="layout" svg:width="0.88cm" svg:height="0.712cm" svg:x="5.548cm" svg:y="11.784cm">
          <draw:text-box>
            <text:p>5</text:p>
          </draw:text-box>
        </draw:frame>
        <draw:frame draw:style-name="gr40" draw:layer="layout" svg:width="1.2cm" svg:height="0.712cm" svg:x="8.308cm" svg:y="13.224cm">
          <draw:text-box>
            <text:p>6</text:p>
          </draw:text-box>
        </draw:frame>
        <draw:frame draw:style-name="gr51" draw:layer="layout" svg:width="0.68cm" svg:height="0.712cm" svg:x="5.468cm" svg:y="17.064cm">
          <draw:text-box>
            <text:p>7</text:p>
          </draw:text-box>
        </draw:frame>
        <draw:frame draw:style-name="gr37" draw:layer="layout" svg:width="0.48cm" svg:height="0.712cm" svg:x="5.508cm" svg:y="19.504cm">
          <draw:text-box>
            <text:p>8</text:p>
          </draw:text-box>
        </draw:frame>
        <draw:frame draw:style-name="gr35" draw:layer="layout" svg:width="0.52cm" svg:height="0.76cm" svg:x="15.348cm" svg:y="2.824cm">
          <draw:text-box>
            <text:p>1</text:p>
          </draw:text-box>
        </draw:frame>
        <draw:frame draw:style-name="gr52" draw:layer="layout" svg:width="0.56cm" svg:height="0.72cm" svg:x="15.388cm" svg:y="5.304cm">
          <draw:text-box>
            <text:p>2</text:p>
          </draw:text-box>
        </draw:frame>
        <draw:frame draw:style-name="gr37" draw:layer="layout" svg:width="0.92cm" svg:height="0.712cm" svg:x="14.548cm" svg:y="7.664cm">
          <draw:text-box>
            <text:p>3</text:p>
          </draw:text-box>
        </draw:frame>
        <draw:frame draw:style-name="gr43" draw:layer="layout" svg:width="0.64cm" svg:height="0.712cm" svg:x="14.908cm" svg:y="9.944cm">
          <draw:text-box>
            <text:p>4</text:p>
          </draw:text-box>
        </draw:frame>
        <draw:frame draw:style-name="gr35" draw:layer="layout" svg:width="0.88cm" svg:height="0.76cm" svg:x="14.348cm" svg:y="14.304cm">
          <draw:text-box>
            <text:p>5</text:p>
          </draw:text-box>
        </draw:frame>
        <draw:frame draw:style-name="gr40" draw:layer="layout" svg:width="0.64cm" svg:height="0.712cm" svg:x="14.748cm" svg:y="16.664cm">
          <draw:text-box>
            <text:p>6</text:p>
          </draw:text-box>
        </draw:frame>
        <draw:frame draw:style-name="gr36" draw:layer="layout" svg:width="1cm" svg:height="0.712cm" svg:x="18.788cm" svg:y="16.824cm">
          <draw:text-box>
            <text:p>7</text:p>
          </draw:text-box>
        </draw:frame>
        <draw:frame draw:style-name="gr52" draw:layer="layout" svg:width="0.64cm" svg:height="0.72cm" svg:x="14.468cm" svg:y="20.624cm">
          <draw:text-box>
            <text:p>8</text:p>
          </draw:text-box>
        </draw:frame>
        <draw:frame draw:style-name="gr44" draw:text-style-name="P14" draw:layer="layout" svg:width="8.12cm" svg:height="1.666cm" svg:x="0.868cm" svg:y="23.624cm">
          <draw:text-box>
            <text:p><text:span text:style-name="T1">Рисунок 4 — Алгоритм сохранения файла - <text:s/>процедура события нажатия на кнопку Button2</text:span></text:p>
          </draw:text-box>
        </draw:frame>
        <draw:frame draw:style-name="gr44" draw:text-style-name="P14" draw:layer="layout" svg:width="8.12cm" svg:height="1.666cm" svg:x="10.548cm" svg:y="23.624cm">
          <draw:text-box>
            <text:p><text:span text:style-name="T1">Рисунок 5 — Алгоритм функции вычисления полинома по формуле Горнера</text:span></text:p>
          </draw:text-box>
        </draw:frame>
      </draw:page>
      <draw:page draw:name="page7" draw:style-name="dp1" draw:master-page-name="Обычный">
        <draw:frame draw:style-name="gr22" draw:text-style-name="P25" draw:layer="layout" svg:width="4.667cm" svg:height="0.912cm" svg:x="3.698cm" svg:y="1.667cm">
          <draw:text-box>
            <text:p text:style-name="P23"><text:span text:style-name="T7">Алгоритм функции</text:span></text:p>
            <text:p text:style-name="P24"><text:span text:style-name="T16">Gorner2</text:span></text:p>
          </draw:text-box>
        </draw:frame>
        <draw:custom-shape draw:style-name="gr1" draw:text-style-name="P3" draw:layer="layout" svg:width="3.58cm" svg:height="1.48cm" svg:x="4.208cm" svg:y="21.384cm">
          <text:p text:style-name="P26"><text:span text:style-name="T1">Коне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6" draw:layer="layout" svg:width="3.6cm" svg:height="1.48cm" svg:x="4.008cm" svg:y="2.979cm">
          <text:p text:style-name="P24"><text:span text:style-name="T1">Начал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6cm" svg:height="1.5cm" svg:x="4.068cm" svg:y="5.399cm">
          <text:p text:style-name="P27"><text:span text:style-name="T1">Объявление </text:span></text:p>
          <text:p text:style-name="P27"><text:span text:style-name="T1">перемен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.857cm" svg:y1="4.421cm" svg:x2="5.868cm" svg:y2="5.419cm">
          <text:p/>
        </draw:line>
        <draw:custom-shape draw:style-name="gr29" draw:text-style-name="P16" draw:layer="layout" svg:width="3.66cm" svg:height="1.534cm" svg:x="4.088cm" svg:y="8.2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2" draw:layer="layout" svg:x1="5.988cm" svg:y1="9.739cm" svg:x2="6.008cm" svg:y2="10.619cm">
          <text:p/>
        </draw:line>
        <draw:line draw:style-name="gr3" draw:text-style-name="P1" draw:layer="layout" svg:x1="2.828cm" svg:y1="8.939cm" svg:x2="4.028cm" svg:y2="8.939cm">
          <text:p/>
        </draw:line>
        <draw:line draw:style-name="gr8" draw:text-style-name="P1" draw:layer="layout" svg:x1="7.708cm" svg:y1="8.939cm" svg:x2="8.828cm" svg:y2="8.939cm">
          <text:p/>
        </draw:line>
        <draw:frame draw:style-name="gr47" draw:text-style-name="P14" draw:layer="layout" svg:width="1.32cm" svg:height="0.68cm" svg:x="6.388cm" svg:y="9.819cm">
          <draw:text-box>
            <text:p text:style-name="P28"><text:span text:style-name="T1">да</text:span></text:p>
          </draw:text-box>
        </draw:frame>
        <draw:frame draw:style-name="gr48" draw:text-style-name="P14" draw:layer="layout" svg:width="0.764cm" svg:height="0.556cm" svg:x="7.744cm" svg:y="9.059cm">
          <draw:text-box>
            <text:p text:style-name="P28"><text:span text:style-name="T1">нет</text:span></text:p>
          </draw:text-box>
        </draw:frame>
        <draw:line draw:style-name="gr3" draw:text-style-name="P1" draw:layer="layout" svg:x1="5.988cm" svg:y1="6.979cm" svg:x2="5.988cm" svg:y2="8.139cm">
          <text:p/>
        </draw:line>
        <draw:custom-shape draw:style-name="gr2" draw:text-style-name="P5" draw:layer="layout" svg:width="3.6cm" svg:height="1.5cm" svg:x="4.188cm" svg:y="10.639cm">
          <text:p text:style-name="P29"><text:span text:style-name="T2"/></text:p>
          <text:p text:style-name="P29"><text:span text:style-name="T2"/></text:p>
          <text:p text:style-name="P29"><text:span text:style-name="T2"/></text:p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3.6cm" svg:height="1.5cm" svg:x="4.108cm" svg:y="17.35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988cm" svg:y1="12.139cm" svg:x2="5.988cm" svg:y2="12.979cm">
          <text:p/>
        </draw:line>
        <draw:line draw:style-name="gr8" draw:text-style-name="P1" draw:layer="layout" svg:x1="5.988cm" svg:y1="12.979cm" svg:x2="2.828cm" svg:y2="12.979cm">
          <text:p/>
        </draw:line>
        <draw:line draw:style-name="gr8" draw:text-style-name="P1" draw:layer="layout" svg:x1="2.788cm" svg:y1="8.939cm" svg:x2="2.788cm" svg:y2="12.979cm">
          <text:p/>
        </draw:line>
        <draw:line draw:style-name="gr8" draw:text-style-name="P1" draw:layer="layout" svg:x1="8.788cm" svg:y1="8.979cm" svg:x2="8.788cm" svg:y2="14.139cm">
          <text:p/>
        </draw:line>
        <draw:line draw:style-name="gr8" draw:text-style-name="P1" draw:layer="layout" svg:x1="6.028cm" svg:y1="14.139cm" svg:x2="8.828cm" svg:y2="14.139cm">
          <text:p/>
        </draw:line>
        <draw:line draw:style-name="gr3" draw:text-style-name="P1" draw:layer="layout" svg:x1="5.988cm" svg:y1="14.139cm" svg:x2="5.988cm" svg:y2="14.939cm">
          <text:p/>
        </draw:line>
        <draw:custom-shape draw:style-name="gr29" draw:text-style-name="P3" draw:layer="layout" svg:width="3.66cm" svg:height="1.534cm" svg:x="4.106cm" svg:y="14.9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5.988cm" svg:y1="16.539cm" svg:x2="5.988cm" svg:y2="17.379cm">
          <text:p/>
        </draw:line>
        <draw:frame draw:style-name="gr47" draw:text-style-name="P14" draw:layer="layout" svg:width="1.32cm" svg:height="0.68cm" svg:x="6.388cm" svg:y="16.499cm">
          <draw:text-box>
            <text:p text:style-name="P28"><text:span text:style-name="T1">да</text:span></text:p>
          </draw:text-box>
        </draw:frame>
        <draw:frame draw:style-name="gr48" draw:text-style-name="P14" draw:layer="layout" svg:width="0.764cm" svg:height="0.556cm" svg:x="7.828cm" svg:y="15.103cm">
          <draw:text-box>
            <text:p text:style-name="P28"><text:span text:style-name="T1">нет</text:span></text:p>
          </draw:text-box>
        </draw:frame>
        <draw:line draw:style-name="gr8" draw:text-style-name="P1" draw:layer="layout" svg:x1="3.188cm" svg:y1="15.739cm" svg:x2="3.188cm" svg:y2="19.299cm">
          <text:p/>
        </draw:line>
        <draw:line draw:style-name="gr8" draw:text-style-name="P1" draw:layer="layout" svg:x1="5.988cm" svg:y1="19.299cm" svg:x2="3.148cm" svg:y2="19.299cm">
          <text:p/>
        </draw:line>
        <draw:line draw:style-name="gr8" draw:text-style-name="P1" draw:layer="layout" svg:x1="5.988cm" svg:y1="18.859cm" svg:x2="5.988cm" svg:y2="19.299cm">
          <text:p/>
        </draw:line>
        <draw:line draw:style-name="gr8" draw:text-style-name="P1" draw:layer="layout" svg:x1="3.228cm" svg:y1="15.739cm" svg:x2="4.068cm" svg:y2="15.739cm">
          <text:p/>
        </draw:line>
        <draw:line draw:style-name="gr3" draw:text-style-name="P1" draw:layer="layout" svg:x1="5.988cm" svg:y1="20.139cm" svg:x2="5.986cm" svg:y2="21.339cm">
          <text:p/>
        </draw:line>
        <draw:line draw:style-name="gr8" draw:text-style-name="P1" draw:layer="layout" svg:x1="6.028cm" svg:y1="20.139cm" svg:x2="10.468cm" svg:y2="20.104cm">
          <text:p/>
        </draw:line>
        <draw:line draw:style-name="gr8" draw:text-style-name="P1" draw:layer="layout" svg:x1="10.468cm" svg:y1="20.064cm" svg:x2="10.468cm" svg:y2="15.704cm">
          <text:p/>
        </draw:line>
        <draw:line draw:style-name="gr8" draw:text-style-name="P1" draw:layer="layout" svg:x1="7.788cm" svg:y1="15.699cm" svg:x2="10.468cm" svg:y2="15.704cm">
          <text:p/>
        </draw:line>
        <draw:custom-shape draw:style-name="gr49" draw:text-style-name="P5" draw:layer="layout" svg:width="3.6cm" svg:height="1.5cm" svg:x="8.348cm" svg:y="17.364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614cm" svg:height="0.446cm" svg:x="4.18cm" svg:y="10.8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1.999cm" svg:height="0.999cm" svg:x="6.524cm" svg:y="14.0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2.233cm" svg:height="0.53cm" svg:x="4.988cm" svg:y="11.46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1.84cm" svg:height="0.542cm" svg:x="5.173cm" svg:y="8.71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1.855cm" svg:height="0.542cm" svg:x="5.108cm" svg:y="15.48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2.893cm" svg:height="0.53cm" svg:x="4.748cm" svg:y="17.85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layer="layout" svg:width="2.438cm" svg:height="0.53cm" svg:x="8.889cm" svg:y="17.76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4" draw:text-style-name="P14" draw:layer="layout" svg:width="8.12cm" svg:height="1.666cm" svg:x="2.508cm" svg:y="23.624cm">
          <draw:text-box>
            <text:p text:style-name="P28"><text:span text:style-name="T1">Рисунок 6 — Алгоритм функции вычисления полинома по формуле <text:s/>Горнера</text:span></text:p>
          </draw:text-box>
        </draw:frame>
        <draw:frame draw:style-name="gr35" draw:text-style-name="P23" draw:layer="layout" svg:width="0.52cm" svg:height="0.76cm" svg:x="7.748cm" svg:y="2.824cm">
          <draw:text-box>
            <text:p text:style-name="P23"><text:span text:style-name="T17">1</text:span></text:p>
          </draw:text-box>
        </draw:frame>
        <draw:frame draw:style-name="gr52" draw:text-style-name="P23" draw:layer="layout" svg:width="0.56cm" svg:height="0.72cm" svg:x="7.748cm" svg:y="5.304cm">
          <draw:text-box>
            <text:p text:style-name="P23"><text:span text:style-name="T17">2</text:span></text:p>
          </draw:text-box>
        </draw:frame>
        <draw:frame draw:style-name="gr37" draw:text-style-name="P23" draw:layer="layout" svg:width="0.92cm" svg:height="0.712cm" svg:x="6.908cm" svg:y="7.664cm">
          <draw:text-box>
            <text:p text:style-name="P23"><text:span text:style-name="T17">3</text:span></text:p>
          </draw:text-box>
        </draw:frame>
        <draw:frame draw:style-name="gr43" draw:text-style-name="P23" draw:layer="layout" svg:width="0.64cm" svg:height="0.712cm" svg:x="7.268cm" svg:y="9.944cm">
          <draw:text-box>
            <text:p text:style-name="P23"><text:span text:style-name="T17">4</text:span></text:p>
          </draw:text-box>
        </draw:frame>
        <draw:frame draw:style-name="gr35" draw:text-style-name="P23" draw:layer="layout" svg:width="0.88cm" svg:height="0.76cm" svg:x="6.708cm" svg:y="14.304cm">
          <draw:text-box>
            <text:p text:style-name="P23"><text:span text:style-name="T17">5</text:span></text:p>
          </draw:text-box>
        </draw:frame>
        <draw:frame draw:style-name="gr40" draw:text-style-name="P23" draw:layer="layout" svg:width="0.64cm" svg:height="0.712cm" svg:x="7.108cm" svg:y="16.664cm">
          <draw:text-box>
            <text:p text:style-name="P23"><text:span text:style-name="T17">6</text:span></text:p>
          </draw:text-box>
        </draw:frame>
        <draw:frame draw:style-name="gr36" draw:text-style-name="P23" draw:layer="layout" svg:width="1cm" svg:height="0.712cm" svg:x="11.508cm" svg:y="16.712cm">
          <draw:text-box>
            <text:p text:style-name="P23"><text:span text:style-name="T17">7</text:span></text:p>
          </draw:text-box>
        </draw:frame>
        <draw:frame draw:style-name="gr52" draw:text-style-name="P23" draw:layer="layout" svg:width="0.64cm" svg:height="0.72cm" svg:x="6.828cm" svg:y="20.624cm">
          <draw:text-box>
            <text:p text:style-name="P23"><text:span text:style-name="T17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4cm" svg:stroke-color="#000000" draw:marker-start-width="0.26cm" draw:marker-end-width="0.26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64cm" fo:margin-bottom="0cm" fo:margin-left="0.068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y </meta:initial-creator>
    <meta:creation-date>2014-11-21T21:55:40.301947804</meta:creation-date>
    <dc:date>2014-12-10T11:03:09</dc:date>
    <dc:creator>Andrey </dc:creator>
    <meta:editing-duration>PT3H37M2S</meta:editing-duration>
    <meta:editing-cycles>45</meta:editing-cycles>
    <meta:generator>LibreOffice/3.5$Linux_X86_64 LibreOffice_project/350m1$Build-2</meta:generator>
    <meta:printed-by>Andrey </meta:printed-by>
    <meta:print-date>2014-11-27T01:10:11</meta:print-date>
    <meta:document-statistic meta:object-count="434"/>
  </office:meta>
</office:document-meta>
</file>

<file path=Object 1/content.xml><?xml version="1.0" encoding="utf-8"?>
<math xmlns="http://www.w3.org/1998/Math/MathML">
  <semantics>
    <mrow>
      <mrow>
        <msub>
          <mi>b</mi>
          <mi mathvariant="italic">auto</mi>
        </msub>
        <mo stretchy="false">=</mo>
        <mrow>
          <msub>
            <mi>b</mi>
            <mi mathvariant="italic">nach</mi>
          </msub>
          <mo stretchy="false">+</mo>
          <mrow>
            <mrow>
              <mo stretchy="false">(</mo>
              <mrow>
                <mrow>
                  <mi>k</mi>
                  <mo stretchy="false">+</mo>
                  <mn>4</mn>
                </mrow>
              </mrow>
              <mo stretchy="false">)</mo>
            </mrow>
            <mo stretchy="false">/</mo>
            <mrow>
              <mo stretchy="false">(</mo>
              <mrow>
                <mrow>
                  <msup>
                    <mi>k</mi>
                    <mn>2</mn>
                  </msup>
                  <mo stretchy="false">+</mo>
                  <mn>1</mn>
                </mrow>
              </mrow>
              <mo stretchy="false">)</mo>
            </mrow>
          </mrow>
        </mrow>
      </mrow>
    </mrow>
    <annotation encoding="StarMath 5.0">b_auto=b_nach+(k+4)/(k^2+1)</annotation>
  </semantics>
</math>
</file>

<file path=Object 10/content.xml><?xml version="1.0" encoding="utf-8"?>
<math xmlns="http://www.w3.org/1998/Math/MathML">
  <semantics>
    <mrow>
      <mrow>
        <mrow>
          <mi mathvariant="italic">St</mi>
          <mo stretchy="false">+</mo>
          <mn>1</mn>
        </mrow>
        <mo stretchy="false">&gt;</mo>
        <mn>1</mn>
      </mrow>
    </mrow>
    <annotation encoding="StarMath 5.0">St+1&gt;1</annotation>
  </semantics>
</math>
</file>

<file path=Object 11/content.xml><?xml version="1.0" encoding="utf-8"?>
<math xmlns="http://www.w3.org/1998/Math/MathML">
  <semantics>
    <mrow>
      <mrow>
        <mi>y</mi>
        <mo stretchy="false">=</mo>
        <msub>
          <mi>d</mi>
          <mi>i</mi>
        </msub>
      </mrow>
      <mrow>
        <mrow>
          <mo stretchy="false">[</mo>
          <mrow>
            <mi>i</mi>
          </mrow>
          <mo stretchy="false">]</mo>
        </mrow>
        <mo stretchy="false">+</mo>
        <mrow>
          <mi>y</mi>
          <mo stretchy="false">∗</mo>
          <mi>x</mi>
        </mrow>
      </mrow>
    </mrow>
    <annotation encoding="StarMath 5.0">y=d_i[i]+y*x</annotation>
  </semantics>
</math>
</file>

<file path=Object 12/content.xml><?xml version="1.0" encoding="utf-8"?>
<math xmlns="http://www.w3.org/1998/Math/MathML">
  <semantics>
    <mrow>
      <msub>
        <mi mathvariant="italic">Gorner</mi>
        <mn>1</mn>
      </msub>
      <mrow>
        <mi mathvariant="normal">:</mi>
        <mo stretchy="false">=</mo>
        <mi>y</mi>
      </mrow>
    </mrow>
    <annotation encoding="StarMath 5.0">Gorner_1:=y</annotation>
  </semantics>
</math>
</file>

<file path=Object 13/content.xml><?xml version="1.0" encoding="utf-8"?>
<math xmlns="http://www.w3.org/1998/Math/MathML">
  <semantics>
    <mtable>
      <mtr>
        <mtd>
          <mrow>
            <mrow>
              <mi>i</mi>
              <mo stretchy="false">&lt;</mo>
              <mi mathvariant="italic">Memo1.Lines</mi>
            </mrow>
          </mrow>
        </mtd>
      </mtr>
      <mtr>
        <mtd>
          <mrow>
            <mn>.</mn>
            <mi mathvariant="italic">Count</mi>
          </mrow>
        </mtd>
      </mtr>
    </mtable>
    <annotation encoding="StarMath 5.0">i&lt;Memo1.Lines newline
.Count</annotation>
  </semantics>
</math>
</file>

<file path=Object 14/content.xml><?xml version="1.0" encoding="utf-8"?>
<math xmlns="http://www.w3.org/1998/Math/MathML">
  <semantics>
    <mrow>
      <mrow>
        <mi mathvariant="italic">yj</mi>
        <mo stretchy="false">=</mo>
        <mi mathvariant="italic">ctg</mi>
      </mrow>
      <mrow>
        <mrow>
          <mo stretchy="false">(</mo>
          <mrow>
            <mi>x</mi>
          </mrow>
          <mo stretchy="false">)</mo>
        </mrow>
        <mo stretchy="false">+</mo>
        <mroot>
          <mrow>
            <mi>x</mi>
          </mrow>
          <mrow>
            <mn>3</mn>
          </mrow>
        </mroot>
      </mrow>
    </mrow>
    <annotation encoding="StarMath 5.0"> yj=ctg(x)+nroot{3}{x} </annotation>
  </semantics>
</math>
</file>

<file path=Object 15/content.xml><?xml version="1.0" encoding="utf-8"?>
<math xmlns="http://www.w3.org/1998/Math/MathML">
  <semantics>
    <mrow>
      <mrow>
        <mi>y</mi>
        <mo stretchy="false">=</mo>
        <mrow>
          <mi>y</mi>
          <mo stretchy="false">+</mo>
          <mi mathvariant="italic">yj</mi>
        </mrow>
      </mrow>
    </mrow>
    <annotation encoding="StarMath 5.0">y=y+yj</annotation>
  </semantics>
</math>
</file>

<file path=Object 16/content.xml><?xml version="1.0" encoding="utf-8"?>
<math xmlns="http://www.w3.org/1998/Math/MathML">
  <semantics>
    <mrow>
      <mrow>
        <mi mathvariant="italic">yj</mi>
        <mo stretchy="false">=</mo>
        <mi mathvariant="italic">ctg</mi>
      </mrow>
      <mrow>
        <mrow>
          <mo stretchy="false">(</mo>
          <mrow>
            <mi>x</mi>
          </mrow>
          <mo stretchy="false">)</mo>
        </mrow>
        <mo stretchy="false">+</mo>
        <mroot>
          <mrow>
            <mi>x</mi>
          </mrow>
          <mrow>
            <mn>3</mn>
          </mrow>
        </mroot>
      </mrow>
    </mrow>
    <annotation encoding="StarMath 5.0"> yj=ctg(x)+nroot{3}{x} </annotation>
  </semantics>
</math>
</file>

<file path=Object 17/content.xml><?xml version="1.0" encoding="utf-8"?>
<math xmlns="http://www.w3.org/1998/Math/MathML">
  <semantics>
    <mrow>
      <mrow>
        <mi>y</mi>
        <mo stretchy="false">=</mo>
        <mrow>
          <mi>y</mi>
          <mo stretchy="false">+</mo>
          <mi mathvariant="italic">yj</mi>
        </mrow>
      </mrow>
    </mrow>
    <annotation encoding="StarMath 5.0">y=y+yj</annotation>
  </semantics>
</math>
</file>

<file path=Object 18/content.xml><?xml version="1.0" encoding="utf-8"?>
<math xmlns="http://www.w3.org/1998/Math/MathML">
  <semantics>
    <mrow>
      <mrow>
        <mi>j</mi>
        <mo stretchy="false">&lt;</mo>
        <mi>m</mi>
      </mrow>
    </mrow>
    <annotation encoding="StarMath 5.0">j&lt;m</annotation>
  </semantics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semantics>
    <mrow>
      <msub>
        <mi>b</mi>
        <mi>k</mi>
      </msub>
      <mrow>
        <mrow>
          <mo stretchy="false">[</mo>
          <mrow>
            <mi>k</mi>
          </mrow>
          <mo stretchy="false">]</mo>
        </mrow>
        <mo stretchy="false">=</mo>
        <msub>
          <mi>b</mi>
          <mi mathvariant="italic">auto</mi>
        </msub>
      </mrow>
    </mrow>
    <annotation encoding="StarMath 5.0">b_k[k]=b_auto</annotation>
  </semantics>
</math>
</file>

<file path=Object 4/content.xml><?xml version="1.0" encoding="utf-8"?>
<math xmlns="http://www.w3.org/1998/Math/MathML">
  <semantics>
    <mrow>
      <mrow>
        <mi>k</mi>
        <mo stretchy="false">&lt;</mo>
        <mrow>
          <mi mathvariant="italic">St</mi>
          <mo stretchy="false">+</mo>
          <mn>1</mn>
        </mrow>
      </mrow>
    </mrow>
    <annotation encoding="StarMath 5.0">k &lt; St+1</annotation>
  </semantics>
</math>
</file>

<file path=Object 5/content.xml><?xml version="1.0" encoding="utf-8"?>
<math xmlns="http://www.w3.org/1998/Math/MathML">
  <semantics>
    <mrow>
      <mrow>
        <mrow>
          <mi mathvariant="italic">St</mi>
          <mo stretchy="false">+</mo>
          <mn>1</mn>
        </mrow>
        <mo stretchy="false">&gt;</mo>
        <mn>1</mn>
      </mrow>
    </mrow>
    <annotation encoding="StarMath 5.0">St+1&gt;1</annotation>
  </semantics>
</math>
</file>

<file path=Object 6/content.xml><?xml version="1.0" encoding="utf-8"?>
<math xmlns="http://www.w3.org/1998/Math/MathML">
  <semantics>
    <mrow>
      <mrow>
        <mi>y</mi>
        <mo stretchy="false">=</mo>
        <msub>
          <mi>b</mi>
          <mi>k</mi>
        </msub>
      </mrow>
      <mrow>
        <mrow>
          <mo stretchy="false">[</mo>
          <mrow>
            <mi>k</mi>
          </mrow>
          <mo stretchy="false">]</mo>
        </mrow>
        <mo stretchy="false">+</mo>
        <mrow>
          <mi>y</mi>
          <mo stretchy="false">∗</mo>
          <mi>x</mi>
        </mrow>
      </mrow>
    </mrow>
    <annotation encoding="StarMath 5.0">y=b_k[k]+y*x</annotation>
  </semantics>
</math>
</file>

<file path=Object 7/content.xml><?xml version="1.0" encoding="utf-8"?>
<math xmlns="http://www.w3.org/1998/Math/MathML">
  <semantics>
    <mrow>
      <msub>
        <mi mathvariant="italic">Gorner</mi>
        <mn>2</mn>
      </msub>
      <mrow>
        <mi mathvariant="normal">:</mi>
        <mo stretchy="false">=</mo>
        <mi>y</mi>
      </mrow>
    </mrow>
    <annotation encoding="StarMath 5.0">Gorner_2:=y</annotation>
  </semantics>
</math>
</file>

<file path=Object 8/content.xml><?xml version="1.0" encoding="utf-8"?>
<math xmlns="http://www.w3.org/1998/Math/MathML">
  <semantics>
    <mtable>
      <mtr>
        <mtd>
          <mrow>
            <mrow>
              <msub>
                <mi>d</mi>
                <mi mathvariant="italic">auto</mi>
              </msub>
              <mo stretchy="false">=</mo>
              <mrow>
                <msub>
                  <mi>d</mi>
                  <mi mathvariant="italic">nach</mi>
                </msub>
                <mo stretchy="false">+</mo>
                <mrow>
                  <mn>3</mn>
                  <mo stretchy="false">∗</mo>
                  <mi>i</mi>
                </mrow>
              </mrow>
            </mrow>
          </mrow>
        </mtd>
      </mtr>
      <mtr>
        <mtd>
          <mrow>
            <msub>
              <mi>d</mi>
              <mi>i</mi>
            </msub>
            <mrow>
              <mrow>
                <mo stretchy="false">[</mo>
                <mrow>
                  <mi>i</mi>
                </mrow>
                <mo stretchy="false">]</mo>
              </mrow>
              <mo stretchy="false">=</mo>
              <msub>
                <mi>d</mi>
                <mi mathvariant="italic">auto</mi>
              </msub>
            </mrow>
          </mrow>
        </mtd>
      </mtr>
    </mtable>
    <annotation encoding="StarMath 5.0">d_auto=d_nach+3*i newline 
d_i[i]=d_auto</annotation>
  </semantics>
</math>
</file>

<file path=Object 9/content.xml><?xml version="1.0" encoding="utf-8"?>
<math xmlns="http://www.w3.org/1998/Math/MathML">
  <semantics>
    <mrow>
      <mrow>
        <mi>I</mi>
        <mo stretchy="false">&lt;</mo>
        <mi mathvariant="italic">St</mi>
      </mrow>
    </mrow>
    <annotation encoding="StarMath 5.0">I &lt; St</annotation>
  </semantics>
</math>
</file>